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1" svg:font-family="'Helvetica Neue'"/>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5cm"/>
    </style:style>
    <style:style style:name="co2" style:family="table-column">
      <style:table-column-properties fo:break-before="auto" style:column-width="3.835cm"/>
    </style:style>
    <style:style style:name="co3" style:family="table-column">
      <style:table-column-properties fo:break-before="auto" style:column-width="5.346cm"/>
    </style:style>
    <style:style style:name="co4" style:family="table-column">
      <style:table-column-properties fo:break-before="auto" style:column-width="21.331cm"/>
    </style:style>
    <style:style style:name="co5" style:family="table-column">
      <style:table-column-properties fo:break-before="auto" style:column-width="2.258cm"/>
    </style:style>
    <style:style style:name="co6" style:family="table-column">
      <style:table-column-properties fo:break-before="auto" style:column-width="3.916cm"/>
    </style:style>
    <style:style style:name="co7" style:family="table-column">
      <style:table-column-properties fo:break-before="auto" style:column-width="4.073cm"/>
    </style:style>
    <style:style style:name="co8" style:family="table-column">
      <style:table-column-properties fo:break-before="auto" style:column-width="12.13cm"/>
    </style:style>
    <style:style style:name="co9" style:family="table-column">
      <style:table-column-properties fo:break-before="auto" style:column-width="26.89cm"/>
    </style:style>
    <style:style style:name="ro1" style:family="table-row">
      <style:table-row-properties style:row-height="0.473cm" fo:break-before="auto" style:use-optimal-row-height="true"/>
    </style:style>
    <style:style style:name="ro2" style:family="table-row">
      <style:table-row-properties style:row-height="1.526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2.632cm" fo:break-before="auto" style:use-optimal-row-height="true"/>
    </style:style>
    <style:style style:name="ro5" style:family="table-row">
      <style:table-row-properties style:row-height="2.263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2.579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2.895cm" fo:break-before="auto" style:use-optimal-row-height="true"/>
    </style:style>
    <style:style style:name="ro13" style:family="table-row">
      <style:table-row-properties style:row-height="3.526cm" fo:break-before="auto" style:use-optimal-row-height="true"/>
    </style:style>
    <style:style style:name="ro14" style:family="table-row">
      <style:table-row-properties style:row-height="6.528cm" fo:break-before="auto" style:use-optimal-row-height="true"/>
    </style:style>
    <style:style style:name="ro15" style:family="table-row">
      <style:table-row-properties style:row-height="3.21cm" fo:break-before="auto" style:use-optimal-row-height="true"/>
    </style:style>
    <style:style style:name="ro16" style:family="table-row">
      <style:table-row-properties style:row-height="3.738cm" fo:break-before="auto" style:use-optimal-row-height="true"/>
    </style:style>
    <style:style style:name="ro17" style:family="table-row">
      <style:table-row-properties style:row-height="2.027cm" fo:break-before="auto" style:use-optimal-row-height="true"/>
    </style:style>
    <style:style style:name="ro18" style:family="table-row">
      <style:table-row-properties style:row-height="1.894cm" fo:break-before="auto" style:use-optimal-row-height="false"/>
    </style:style>
    <style:style style:name="ro19" style:family="table-row">
      <style:table-row-properties style:row-height="2.422cm" fo:break-before="auto" style:use-optimal-row-height="true"/>
    </style:style>
    <style:style style:name="ro20" style:family="table-row">
      <style:table-row-properties style:row-height="1.632cm" fo:break-before="auto" style:use-optimal-row-height="true"/>
    </style:style>
    <style:style style:name="ro21" style:family="table-row">
      <style:table-row-properties style:row-height="2.817cm" fo:break-before="auto" style:use-optimal-row-height="true"/>
    </style:style>
    <style:style style:name="ro2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Helvetica Neue" fo:font-size="9pt" fo:font-weight="normal" style:font-size-asian="9pt" style:font-weight-asian="normal" style:font-size-complex="9pt" style:font-weight-complex="normal"/>
    </style:style>
    <style:style style:name="ce2" style:family="table-cell" style:parent-style-name="Default">
      <style:table-cell-properties style:vertical-align="top"/>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style:vertical-align="top"/>
      <style:text-properties fo:color="#000000" style:font-name="Helvetica Neue"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4" style:family="table-cell" style:parent-style-name="Default" style:data-style-name="N0">
      <style:table-cell-properties style:vertical-align="top"/>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5" style:family="table-cell" style:parent-style-name="Default">
      <style:table-cell-properties fo:wrap-option="wrap" style:vertical-align="top"/>
      <style:text-properties fo:color="#000000" style:font-name="Helvetica Neue" fo:font-size="9pt" fo:font-weight="normal" style:font-size-asian="9pt" style:font-weight-asian="normal" style:font-size-complex="9pt" style:font-weight-complex="normal"/>
    </style:style>
    <style:style style:name="ce6"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fo:wrap-option="wrap" style:vertical-align="top"/>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9" style:family="table-cell" style:parent-style-name="Default" style:data-style-name="N0">
      <style:table-cell-properties style:text-align-source="fix" style:repeat-content="false" style:vertical-align="top"/>
      <style:paragraph-properties fo:text-align="justify"/>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10"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top"/>
      <style:paragraph-properties fo:text-align="justify" fo:margin-left="0cm"/>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vertical-align="top"/>
      <style:paragraph-properties fo:text-align="justify"/>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vertical-align="top"/>
      <style:paragraph-properties fo:text-align="justify" fo:margin-left="0cm"/>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vertical-align="top"/>
      <style:text-properties fo:color="#000000" style:text-outline="false" style:text-line-through-style="none" style:text-line-through-type="none" style:font-name="Helvetica"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vertical-align="top"/>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vertical-align="top"/>
      <style:text-properties fo:color="#000000" style:font-name="Helvetica" fo:font-size="9pt" fo:font-weight="normal" style:font-size-asian="9pt" style:font-weight-asian="normal" style:font-size-complex="9pt" style:font-weight-complex="normal"/>
    </style:style>
    <style:style style:name="ce19" style:family="table-cell" style:parent-style-name="Default">
      <style:table-cell-properties fo:wrap-option="wrap" style:vertical-align="top"/>
      <style:text-properties fo:color="#000000" style:text-outline="false" style:text-line-through-style="none" style:text-line-through-type="none" style:font-name="Helvetica"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vertical-align="top"/>
      <style:text-properties fo:color="#000000" style:font-name="Helvetica" fo:font-size="9pt" fo:font-weight="normal" style:font-name-asian="Arial" style:font-size-asian="9pt" style:font-weight-asian="normal" style:font-name-complex="Arial" style:font-size-complex="9pt" style:font-weight-complex="normal"/>
    </style:style>
    <style:style style:name="ce21" style:family="table-cell" style:parent-style-name="Default">
      <style:table-cell-properties style:vertical-align="top"/>
      <style:text-properties style:font-name="Helvetica" fo:font-size="9pt" fo:font-weight="normal" style:font-size-asian="9pt" style:font-weight-asian="normal" style:font-size-complex="9pt" style:font-weight-complex="normal"/>
    </style:style>
    <style:style style:name="ce22" style:family="table-cell" style:parent-style-name="Default">
      <style:table-cell-properties style:text-align-source="fix" style:repeat-content="false" style:vertical-align="top"/>
      <style:paragraph-properties fo:text-align="start" fo:margin-left="0cm"/>
      <style:text-properties style:font-name="Helvetica" fo:font-size="9pt" fo:font-weight="normal" style:font-size-asian="9pt" style:font-weight-asian="normal" style:font-size-complex="9pt" style:font-weight-complex="normal"/>
    </style:style>
    <style:style style:name="ce23" style:family="table-cell" style:parent-style-name="Default">
      <style:table-cell-properties style:vertical-align="top"/>
      <style:text-properties fo:color="#000000" style:font-name="Helvetica" fo:font-size="9pt" fo:font-weight="normal" style:font-size-asian="9pt" style:font-weight-asian="normal" style:font-size-complex="9pt" style:font-weight-complex="normal"/>
    </style:style>
    <style:style style:name="ce24" style:family="table-cell" style:parent-style-name="Default">
      <style:table-cell-properties style:vertical-align="top"/>
      <style:text-properties fo:color="#000000" style:font-name="Helvetica" fo:font-size="9pt" fo:language="fr" fo:country="FR" fo:font-weight="normal" style:font-size-asian="9pt" style:language-asian="fr" style:country-asian="BE" style:font-weight-asian="normal" style:font-size-complex="9pt" style:language-complex="en" style:country-complex="US" style:font-weight-complex="normal"/>
    </style:style>
    <style:style style:name="ce25"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top"/>
      <style:paragraph-properties fo:text-align="justify" fo:margin-left="0cm"/>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vertical-align="top"/>
      <style:text-properties fo:color="#000000" style:text-outline="false" style:text-line-through-style="none" style:text-line-through-type="none" style:font-name="Helvetica"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vertical-align="top"/>
      <style:paragraph-properties fo:text-align="justify"/>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vertical-align="top"/>
      <style:paragraph-properties fo:text-align="justify" fo:margin-left="0cm"/>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31" style:family="table-cell" style:parent-style-name="Default">
      <style:table-cell-properties style:vertical-align="top"/>
      <style:text-properties style:font-name="Helvetica" fo:font-size="9pt" style:font-size-asian="9pt" style:font-size-complex="9pt"/>
    </style:style>
    <style:style style:name="ce32" style:family="table-cell" style:parent-style-name="Default" style:data-style-name="N0">
      <style:table-cell-properties fo:wrap-option="wrap" style:vertical-align="top"/>
      <style:text-properties fo:color="#000000" style:font-name="Helvetica" fo:font-size="9pt" style:font-name-asian="Arial" style:font-size-asian="9pt" style:font-name-complex="Arial" style:font-size-complex="9pt"/>
    </style:style>
    <style:style style:name="ce33" style:family="table-cell" style:parent-style-name="Default" style:data-style-name="N0">
      <style:table-cell-properties style:text-align-source="fix" style:repeat-content="false" style:vertical-align="top"/>
      <style:paragraph-properties fo:text-align="justify"/>
      <style:text-properties fo:color="#000000" style:font-name="Helvetica" fo:font-size="9pt" style:font-name-asian="Arial" style:font-size-asian="9pt" style:font-name-complex="Arial" style:font-size-complex="9pt"/>
    </style:style>
    <style:style style:name="ce34"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fr" style:country-asian="BE" style:font-weight-asian="normal" style:font-name-complex="Times New Roman" style:font-size-complex="9pt" style:language-complex="ar" style:country-complex="SA" style:font-weight-complex="normal"/>
    </style:style>
    <style:style style:name="ce35" style:family="table-cell" style:parent-style-name="Default">
      <style:table-cell-properties fo:wrap-option="wrap" style:vertical-align="top"/>
      <style:text-properties style:use-window-font-color="true" style:font-name="Helvetica" fo:font-size="9pt" fo:language="en" fo:country="US" style:font-name-asian="Calibri" style:font-size-asian="9pt" style:language-asian="en" style:country-asian="US" style:font-name-complex="Times New Roman" style:font-size-complex="9pt" style:language-complex="ar" style:country-complex="SA"/>
    </style:style>
    <style:style style:name="ce36" style:family="table-cell" style:parent-style-name="Default">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37" style:family="table-cell" style:parent-style-name="Default" style:data-style-name="N0">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38" style:family="table-cell" style:parent-style-name="Default" style:data-style-name="N0">
      <style:table-cell-properties fo:wrap-option="wrap" style:vertical-align="top"/>
      <style:text-properties style:use-window-font-color="true" style:font-name="Helvetica" fo:font-size="9pt" fo:language="nl" fo:country="BE" style:font-name-asian="Sansa Std Normal" style:font-size-asian="9pt" style:language-asian="hi" style:country-asian="IN" style:font-name-complex="Arial" style:font-size-complex="9pt"/>
    </style:style>
    <style:style style:name="ce39" style:family="table-cell" style:parent-style-name="Default">
      <style:table-cell-properties fo:wrap-option="wrap" style:vertical-align="top"/>
      <style:text-properties style:use-window-font-color="true" style:font-name="Helvetica" fo:font-size="9pt" fo:language="fr" fo:country="BE" fo:font-weight="normal" style:font-name-asian="Arial Unicode MS1" style:font-size-asian="9pt" style:language-asian="hi" style:country-asian="IN" style:font-weight-asian="normal" style:font-name-complex="Tahoma" style:font-size-complex="9pt" style:language-complex="en" style:country-complex="US" style:font-weight-complex="normal"/>
    </style:style>
    <style:style style:name="ce40"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en" style:country-asian="US" style:font-weight-asian="bold" style:font-name-complex="Tahoma" style:font-size-complex="9pt" style:language-complex="en" style:country-complex="US" style:font-weight-complex="normal"/>
    </style:style>
    <style:style style:name="ce41" style:family="table-cell" style:parent-style-name="Default">
      <style:table-cell-properties style:vertical-align="top"/>
      <style:text-properties style:font-name="Times New Roman" fo:font-size="9pt" fo:font-weight="normal" style:font-size-asian="9pt" style:font-weight-asian="normal" style:font-size-complex="9pt" style:font-weight-complex="normal"/>
    </style:style>
    <style:style style:name="ce42" style:family="table-cell" style:parent-style-name="Default">
      <style:table-cell-properties style:vertical-align="top"/>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43" style:family="table-cell" style:parent-style-name="Default">
      <style:table-cell-properties style:vertical-align="top"/>
      <style:text-properties fo:color="#000000" style:font-name="Times New Roman"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44" style:family="table-cell" style:parent-style-name="Default" style:data-style-name="N0">
      <style:table-cell-properties style:vertical-align="top"/>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45" style:family="table-cell" style:parent-style-name="Default">
      <style:table-cell-properties fo:wrap-option="wrap" style:vertical-align="top"/>
      <style:text-properties fo:color="#000000" style:font-name="Times New Roman" fo:font-size="9pt" fo:font-weight="normal" style:font-size-asian="9pt" style:font-weight-asian="normal" style:font-size-complex="9pt" style:font-weight-complex="normal"/>
    </style:style>
    <style:style style:name="ce46"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data-style-name="N0">
      <style:table-cell-properties fo:wrap-option="wrap" style:vertical-align="top"/>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49" style:family="table-cell" style:parent-style-name="Default" style:data-style-name="N0">
      <style:table-cell-properties style:text-align-source="fix" style:repeat-content="false" style:vertical-align="top"/>
      <style:paragraph-properties fo:text-align="justify"/>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50" style:family="table-cell" style:parent-style-name="Default">
      <style:table-cell-properties style:text-align-source="fix" style:repeat-content="false" style:vertical-align="top"/>
      <style:paragraph-properties fo:text-align="justify"/>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style:vertical-align="top"/>
      <style:paragraph-properties fo:text-align="justify"/>
      <style:text-properties style:use-window-font-color="true" style:text-outline="false" style:text-line-through-style="none" style:text-line-through-type="none" style:font-name="Times New Roman" fo:font-size="9pt" fo:language="nl" fo:country="BE" fo:font-style="normal" fo:text-shadow="none" style:text-underline-style="none" fo:font-weight="normal" style:text-underline-mode="continuous" style:text-overline-mode="continuous" style:text-line-through-mode="continuous" style:font-name-asian="Times New Roman"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style:vertical-align="top"/>
      <style:paragraph-properties fo:text-align="justify" fo:margin-left="0cm"/>
      <style:text-properties style:use-window-font-color="true" style:text-outline="false" style:font-name="Times New Roman" fo:font-size="9pt" fo:language="fr" fo:country="BE" fo:font-style="normal" fo:text-shadow="none" style:text-underline-style="none" fo:font-weight="normal" style:text-underline-mode="continuous" style:text-overline-mode="continuous" style:text-line-through-mode="continuous" style:font-name-asian="Times New Roman"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language-asian="zh" style:country-asian="CN" style:font-style-asian="normal" style:font-weight-asian="normal" style:font-name-complex="Helvetica Neue1" style:font-size-complex="9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vertical-align="top"/>
      <style:text-properties fo:color="#000000" style:font-name="Times New Roman" fo:font-size="9pt" fo:language="fr" fo:country="BE" fo:font-weight="normal" style:font-name-asian="Microsoft YaHei" style:font-size-asian="9pt" style:font-weight-asian="normal" style:font-name-complex="Mangal" style:font-size-complex="9pt" style:font-weight-complex="normal"/>
    </style:style>
    <style:style style:name="ce56"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vertical-align="top"/>
      <style:paragraph-properties fo:text-align="justify"/>
      <style:text-properties fo:color="#000000" style:text-outline="fals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language-asian="zh" style:country-asian="CN" style:font-style-asian="normal" style:font-weight-asian="normal" style:font-name-complex="Helvetica Neue1"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vertical-align="top"/>
      <style:paragraph-properties fo:text-align="justify" fo:margin-left="0cm"/>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font-style-asian="normal" style:font-weight-asian="normal" style:font-name-complex="Helvetica Neue1" style:font-size-complex="9pt" style:font-style-complex="normal" style:font-weight-complex="normal" style:text-emphasize="none" style:font-relief="none" style:text-overline-style="none" style:text-overline-color="font-color"/>
    </style:style>
    <style:style style:name="ce61"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nl"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none" style:country-asian="none" style:font-style-asian="normal" style:font-weight-asian="bold" style:font-name-complex="Tahoma" style:font-size-complex="9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ext-properties fo:color="#000000" style:font-name="Calibri" fo:font-size="12pt" fo:language="nl" fo:country="NL" style:font-name-asian="Calibri" style:font-size-asian="12pt" style:language-asian="fr" style:country-asian="BE" style:font-name-complex="Calibri" style:font-size-complex="12pt" style:language-complex="ar" style:country-complex="SA"/>
    </style:style>
    <style:style style:name="T1" style:family="text">
      <style:text-properties fo:color="#000000" fo:country="none" style:country-asian="none" style:country-complex="none" style:font-size-asian="12pt" style:font-size-complex="12pt"/>
    </style:style>
    <style:style style:name="T2" style:family="text">
      <style:text-properties fo:country="none" style:country-asian="none" style:country-complex="none" style:font-size-asian="12pt" style:font-size-complex="12pt" fo:color="#ff0000"/>
    </style:style>
    <style:style style:name="T3" style:family="text">
      <style:text-properties fo:font-size="9pt" style:font-size-asian="9pt" style:font-size-complex="9pt"/>
    </style:style>
    <style:style style:name="T4" style:family="text">
      <style:text-properties fo:font-size="9pt" fo:country="none" style:country-asian="none" style:country-complex="none" style:font-size-asian="9pt" style:font-size-complex="9pt"/>
    </style:style>
    <style:style style:name="T5" style:family="text">
      <style:text-properties style:letter-kerning="true" fo:country="none" style:country-asian="none" style:country-complex="none" style:font-size-asian="11pt" style:font-size-complex="11pt"/>
    </style:style>
    <style:style style:name="T6" style:family="text">
      <style:text-properties fo:country="none" style:country-asian="none" style:country-complex="none" style:font-size-asian="11pt" style:font-size-complex="11pt"/>
    </style:style>
    <style:style style:name="T7" style:family="text">
      <style:text-properties fo:font-size="10pt" fo:country="none" style:country-asian="none" style:country-complex="none" style:font-size-asian="10pt" style:font-size-complex="10pt"/>
    </style:style>
  </office:automatic-styles>
  <office:body>
    <office:spreadsheet>
      <table:calculation-settings table:automatic-find-labels="false"/>
      <table:table table:name="collection-fr" table:style-name="ta1">
        <table:table-column table:style-name="co1" table:default-cell-style-name="ce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number-columns-repeated="1019" table:default-cell-style-name="ce5"/>
        <table:table-row table:style-name="ro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2">
          <table:table-cell office:value-type="string" calcext:value-type="string">
            <text:p>Seyni </text:p>
          </table:table-cell>
          <table:table-cell table:style-name="ce6" office:value-type="string" calcext:value-type="string">
            <text:p>AWA CAMARA</text:p>
          </table:table-cell>
          <table:table-cell table:style-name="ce6" office:value-type="string" calcext:value-type="string">
            <text:p>(Sénégal, 1939-)</text:p>
          </table:table-cell>
          <table:table-cell office:value-type="string" calcext:value-type="string">
            <text:p>Seny-Awa.jpg</text:p>
          </table:table-cell>
          <table:table-cell table:style-name="ce6" office:value-type="string" calcext:value-type="string">
            <text:p>Envers et contre tout, Seyni Awa s’est montrée rebelle aux interdits ancestraux. Exhibant les « mauvais » esprits qui l’animent, se moquant des normes et laissant libre court à son excentricité et à ses fantaisies, elle modèle l’argile pour créer ses personnages, mi-femmes mi-monstres, accouchant d’autres petites créatures rieuses. Ses sculptures de dimensions impressionnantes sont cuites dans un trou dans la terre, le four le plus rudimentaire qui soit, devant sa maison.</text:p>
          </table:table-cell>
          <table:table-cell table:number-columns-repeated="1019"/>
        </table:table-row>
        <table:table-row table:style-name="ro3">
          <table:table-cell table:style-name="ce2" office:value-type="string" calcext:value-type="string">
            <text:p>Yassir</text:p>
          </table:table-cell>
          <table:table-cell table:style-name="ce2" office:value-type="string" calcext:value-type="string">
            <text:p>AMAZINE</text:p>
          </table:table-cell>
          <table:table-cell table:style-name="ce2" office:value-type="string" calcext:value-type="string">
            <text:p>(Belgique, 1975- )</text:p>
          </table:table-cell>
          <table:table-cell table:style-name="ce8" office:value-type="string" calcext:value-type="string">
            <text:p>amazine-ok.jpg</text:p>
          </table:table-cell>
          <table:table-cell table:style-name="ce10" office:value-type="string" calcext:value-type="string">
            <text:p>Pendant son adolescence, Yassir Amazine a fréquenté l’atelier de Luc Mondry et de Nicolas Babilas à La Clairière. Ses dessins sont faits au bic noir, rouge, vert ou bleu. Il chante ou fredonne en dessinant, parle peu ou pas à l’atelier. En fait, chante-il ? Dessine-t-il ? Ou bien, s’évade-t-il ? Jamais, il ne cherche de modèle pour ses dessins. Des sujets reviennent pourtant : soleil, maison et mosquée, avion, auto, guitare. Un désordre apparent mais quand <text:s/>la surface est remplie, les deux faces souvent, tout se tient. Amazine a fini son dessin, il ne chante plus. Le dessin commence sa vie propre, il existe seul, nourri par Amazine.</text:p>
          </table:table-cell>
          <table:table-cell table:number-columns-repeated="1019"/>
        </table:table-row>
        <table:table-row table:style-name="ro4">
          <table:table-cell table:style-name="ce2" office:value-type="string" calcext:value-type="string">
            <text:p>Inès</text:p>
          </table:table-cell>
          <table:table-cell table:style-name="ce2" office:value-type="string" calcext:value-type="string">
            <text:p>ANDOUCHE</text:p>
          </table:table-cell>
          <table:table-cell table:style-name="ce2" office:value-type="string" calcext:value-type="string">
            <text:p>(Belgique, 1958-)</text:p>
          </table:table-cell>
          <table:table-cell table:style-name="ce8" office:value-type="string" calcext:value-type="string">
            <text:p>InesAndouche2330.JPG</text:p>
          </table:table-cell>
          <table:table-cell table:style-name="ce11" office:value-type="string" calcext:value-type="string">
            <text:p>Inès Andouche fréquente l'atelier Art à part entière du Centre de Hemptinne à Orp-Jauche depuis 1988. Elle y dessine intensément. Son corps est en fusion avec les recherches de composition, de couleurs et d’expression qu’elle mène pour chaque œuvre. C’est un travail réel qui l’attend, un travail qui lui appartient. Plongée dans une concentration qui ne souffre d’aucune distraction, elle possède l’atelier et profite de la liberté intrinsèque de ce lieu. Le geste affirmé, elle ceinture une image de référence puisée dans un magazine pour se l’approprier et lui donner une autre vie. Ce transfert mental, simple en apparence, concourt à anoblir l’insignifiant, le banal voire l’inaperçu. Inès Andouche révèle les choses, tendue dans son trait et rassurée pour la mise en couleurs. Son univers traduit sans doute quelques réminiscences de la culture de son enfance, emmenée aujourd’hui par une forte personnalité artistique.</text:p>
          </table:table-cell>
          <table:table-cell table:number-columns-repeated="1019"/>
        </table:table-row>
        <table:table-row table:style-name="ro5">
          <table:table-cell table:style-name="ce2" office:value-type="string" calcext:value-type="string">
            <text:p>Umberto</text:p>
          </table:table-cell>
          <table:table-cell table:style-name="ce2" office:value-type="string" calcext:value-type="string">
            <text:p>BERGAMASCHI</text:p>
          </table:table-cell>
          <table:table-cell table:style-name="ce2" office:value-type="string" calcext:value-type="string">
            <text:p>(Italie, 1954 -)</text:p>
          </table:table-cell>
          <table:table-cell table:style-name="ce8" office:value-type="string" calcext:value-type="string">
            <text:p>Bergamaschi1ok.jpg</text:p>
          </table:table-cell>
          <table:table-cell table:style-name="ce11" office:value-type="string" calcext:value-type="string">
            <text:p><text:span text:style-name="T1">Umberto Bergamaschi représente souvent ses personnages à l’intérieur d’une forme fermée et circulaire. Cette idée lui est apparue, pendant une phase de réflexion, lorsqu’il observait inlassablement la reproduction d’une pièce de monnaie. Ayant éprouvé une grande satisfaction intérieure, il n’a plus abandonné cette forme. Il représente des personnages et animaux aux contours très épurés qui sont décontextualisés et isolés dans cette bulle. Chaque chose est présentée comme une pure effigie, sans profondeur, dénué de détails et dans un univers amniotique où les notions d’espace et de temps sont bannies. Cette volonté d’abstraction et de tenir à l’écart les éléments de la réalité reflète la tendance d’Umberto Bergamaschi à se réfugier dans un univers silencieux. Il fréquente l'atelier artistique Adriano e Michele à San Colombano al Lambro depuis 1996</text:span><text:span text:style-name="T2">.</text:span></text:p>
          </table:table-cell>
          <table:table-cell table:number-columns-repeated="1019"/>
        </table:table-row>
        <table:table-row table:style-name="ro3">
          <table:table-cell table:style-name="ce2" office:value-type="string" calcext:value-type="string">
            <text:p>Paul</text:p>
          </table:table-cell>
          <table:table-cell table:style-name="ce2" office:value-type="string" calcext:value-type="string">
            <text:p>BLOCKX</text:p>
          </table:table-cell>
          <table:table-cell table:style-name="ce2" office:value-type="string" calcext:value-type="string">
            <text:p>(Belgique, 1961 - 2015)</text:p>
          </table:table-cell>
          <table:table-cell table:style-name="ce9" office:value-type="string" calcext:value-type="string">
            <text:p>BlockxPaul1892.JPG</text:p>
          </table:table-cell>
          <table:table-cell table:style-name="ce12" office:value-type="string" calcext:value-type="string">
            <text:p>L’œuvre graphique de Paul Blockx plonge le spectateur dans un monde de douleur. L’artiste nous impose, de manière forte et sans détour, l’enfer de sa vie, la souffrance psychique qu’il subit depuis de nombreuses années. Pour lui, comme pour beaucoup d’artistes, la création signifie un exutoire, une manière de crier sa douleur et de la transcender. Il nous offre une œuvre forte et authentique qui est le reflet de l’âme de son auteur et qui recèle la part symbolique de son histoire intime. Tantôt choqué, tantôt ému, tantôt bouleversé par le message que véhicule cet autoportrait, aucun visiteur ne peut rester indifférent face à cette œuvre miroir.</text:p>
          </table:table-cell>
          <table:table-cell table:number-columns-repeated="1019"/>
        </table:table-row>
        <table:table-row table:style-name="ro4">
          <table:table-cell table:style-name="ce2" office:value-type="string" calcext:value-type="string">
            <text:p>Ignacio</text:p>
          </table:table-cell>
          <table:table-cell table:style-name="ce2" office:value-type="string" calcext:value-type="string">
            <text:p>CARLES-TOLRA </text:p>
          </table:table-cell>
          <table:table-cell table:style-name="ce2" office:value-type="string" calcext:value-type="string">
            <text:p>(Espagne, 1928-)</text:p>
          </table:table-cell>
          <table:table-cell table:style-name="ce8" office:value-type="string" calcext:value-type="string">
            <text:p>CARLES-TOLRA-Ignacio.jpg</text:p>
          </table:table-cell>
          <table:table-cell table:style-name="ce10" office:value-type="string" calcext:value-type="string">
            <text:p><text:span text:style-name="T3">Ignacio Carles-Tolra s’installe à l’âge de trente ans à Zurich où il se lance en autodidacte dans une aventure artistique, suite à la découverte des écrits de Jean Dubuffet. Encouragé par ce dernier, avec qui il entretient une importante correspondance, il commence à dessiner la nuit, après son travail de fonctionnaire à la Croix-Rouge.</text:span></text:p>
            <text:p><text:span text:style-name="T4">Il développe progressivement un bestiaire d’une grande diversité, regroupant oiseaux et autres créatures composites, souvent dotés de membres multipliés, qu’il désigne lui-même de « bestioles ».  Travaillant par impulsion et dans l’urgence, souvent par série, il est pris d’une fièvre d’être compris : « C’est la rogne qui me motive le plus, mais je m’amuse beaucoup aussi », confie-t-il. « Je dessine pour me guérir du quotidien. ». Son travail peut procéder de l’accident par tache, grattage, empreinte ou collage. </text:span></text:p>
          </table:table-cell>
          <table:table-cell table:number-columns-repeated="1019"/>
        </table:table-row>
        <table:table-row table:style-name="ro5">
          <table:table-cell table:style-name="ce2" office:value-type="string" calcext:value-type="string">
            <text:p>Georges</text:p>
          </table:table-cell>
          <table:table-cell table:style-name="ce2" office:value-type="string" calcext:value-type="string">
            <text:p>CAUCHY</text:p>
          </table:table-cell>
          <table:table-cell table:style-name="ce2" office:value-type="string" calcext:value-type="string">
            <text:p>(France, 1963 -)</text:p>
          </table:table-cell>
          <table:table-cell table:style-name="ce9" office:value-type="string" calcext:value-type="string">
            <text:p>cauchy.JPG</text:p>
          </table:table-cell>
          <table:table-cell table:style-name="ce11" office:value-type="string" calcext:value-type="string">
            <text:p>Vastes étendues de couleurs pures, immensité d’un ciel nocturne, telle une partition musicale, les grands aplats colorés de Georges Cauchy vibrent au son d’une multitude de traits au feutre fin appliqués côte à côte par bandes régulières. Le dessin linéaire, sans esquisse préparatoire, est tracé au feutre noir. Il fragmente et cloisonne certains éléments, forme des arabesques énigmatiques. Ses dessins sont ensuite patiemment coiffés en traits ciselés de teintes vives. Son travail d’orfèvre affectionne les photographies de magazines, support d’interprétations personnelles, qu’il abandonne aussitôt que son travail de mosaïste gagne en surface. Les ombres prennent la forme de volutes, ses paysages ont l’allure de cartographies imaginaires. Georges Cauchy fréquente l’atelier peinture du Centre La Pommeraie, à Quevaucamps.</text:p>
          </table:table-cell>
          <table:table-cell table:number-columns-repeated="1019"/>
        </table:table-row>
        <table:table-row table:style-name="ro5">
          <table:table-cell table:style-name="ce2" office:value-type="string" calcext:value-type="string">
            <text:p>Klaus</text:p>
          </table:table-cell>
          <table:table-cell table:style-name="ce2" office:value-type="string" calcext:value-type="string">
            <text:p>COMPAGNIE</text:p>
          </table:table-cell>
          <table:table-cell table:style-name="ce2" office:value-type="string" calcext:value-type="string">
            <text:p>(Belgique, 1972 -)</text:p>
          </table:table-cell>
          <table:table-cell table:style-name="ce9" office:value-type="string" calcext:value-type="string">
            <text:p>CompagnieKlaus.jpg</text:p>
          </table:table-cell>
          <table:table-cell table:style-name="ce11" office:value-type="string" calcext:value-type="string">
            <text:p>Déjà durant sa jeunesse, Klaus Compagnie travaille avec enthousiasme et obsession à la traduction de son monde. Il croque des figures rudimentaires à la peinture, au fusain ou à la pyrogravure, qu'il accompagne de commentaires écrits. Les peintures illustrent ses connaissances et sa fantaisie sans limite. Il réalise des portraits, peint des faits historiques et nous confronte à ses connaissances anatomiques. Il donne des indications météorologiques ou de faits de l'actualité avec une interprétation personnelle en néerlandais, mais aussi en espagnol et en français. Il renforce l’image par du texte, ce qui rend ses œuvres humoristiques et intrigantes. Il fréquente depuis 1995 l'atelier artistique De Zandberg à Harelbeke.</text:p>
          </table:table-cell>
          <table:table-cell table:number-columns-repeated="1019"/>
        </table:table-row>
        <table:table-row table:style-name="ro5">
          <table:table-cell office:value-type="string" calcext:value-type="string">
            <text:p>Aloïse</text:p>
          </table:table-cell>
          <table:table-cell office:value-type="string" calcext:value-type="string">
            <text:p>CORBAZ </text:p>
          </table:table-cell>
          <table:table-cell office:value-type="string" calcext:value-type="string">
            <text:p>(Suisse, 1886-1964)</text:p>
          </table:table-cell>
          <table:table-cell office:value-type="string" calcext:value-type="string">
            <text:p>Aloise-Corbaz560.jpg</text:p>
          </table:table-cell>
          <table:table-cell office:value-type="string" calcext:value-type="string">
            <text:p>A vingt-cinq ans, suite à une déception amoureuse, Aloïse s’expatrie en Allemagne pour travailler comme gouvernante à la cour de l’empereur Guillaume II. En 1914, au début de la guerre, elle doit retourner en Suisse et présente alors des troubles du comportement. Sa famille décide de l’interner dans l’hôpital de Céry puis de 1918 à sa mort dans l’asile de La Rosière à Gimel. Jacqueline Porret Forel, son médecin qui l’accompagne et étudie ses œuvres, les fait connaître à Jean Dubuffet. Enfermée, Aloïse crée des œuvres troublantes qui suivent des codes qui lui sont propres. Ses souvenirs resurgissent dans ses dessins : le faste de la cour de Guillaume II, les couples royaux et les scènes théâtrales. Elle ne les reproduit pas fidèlement, mais les déplace dans un monde en perpétuelle mouvance et d’une grande variété.</text:p>
          </table:table-cell>
          <table:table-cell table:number-columns-repeated="1019"/>
        </table:table-row>
        <table:table-row table:style-name="ro3">
          <table:table-cell table:style-name="ce2" office:value-type="string" calcext:value-type="string">
            <text:p>Sylvain</text:p>
          </table:table-cell>
          <table:table-cell table:style-name="ce2" office:value-type="string" calcext:value-type="string">
            <text:p>COSIJNS</text:p>
          </table:table-cell>
          <table:table-cell table:style-name="ce2" office:value-type="string" calcext:value-type="string">
            <text:p>(Belgique, 1932 -)</text:p>
          </table:table-cell>
          <table:table-cell table:style-name="ce8" office:value-type="string" calcext:value-type="string">
            <text:p>cosijns.jpg</text:p>
          </table:table-cell>
          <table:table-cell table:style-name="ce11" office:value-type="string" calcext:value-type="string">
            <text:p>Sylvain Cosijns a commencé à vivre et à s’épanouir à l’âge de 56 ans, lorsqu’il fut accueilli dans l’atelier de Jan Geldhof, responsable de l’atelier de peinture à Mariaheem (Zwalm). Durant sa vie, il a accumulé une somme de sensations, d’expériences, subies, vécues, sans jamais avoir l’occasion d’en faire part. Dessiner, peindre, c’est la perche qui lui donna l’opportunité de toucher la vie, les autres. Sylvain Cosijns et son œuvre ne font qu’un. Il mène son œuvre et la vit comme sa propre rédemption. Ses œuvres reflètent la fragilité des choses plus que l’héroïsme. Malheureusement, cette sensibilité est trop souvent mise à l’écart dans la vie et dans l’art. </text:p>
          </table:table-cell>
          <table:table-cell table:number-columns-repeated="1019"/>
        </table:table-row>
        <table:table-row table:style-name="ro3">
          <table:table-cell office:value-type="string" calcext:value-type="string">
            <text:p>Georges </text:p>
          </table:table-cell>
          <table:table-cell table:style-name="ce7" office:value-type="string" calcext:value-type="string">
            <text:p>COUNASSE </text:p>
          </table:table-cell>
          <table:table-cell table:style-name="ce6" office:value-type="string" calcext:value-type="string">
            <text:p>(Belgique, 1933-2005)</text:p>
          </table:table-cell>
          <table:table-cell office:value-type="string" calcext:value-type="string">
            <text:p>Georges-Counasse-27.jpg</text:p>
          </table:table-cell>
          <table:table-cell table:style-name="ce6" office:value-type="string" calcext:value-type="string">
            <text:p>Des tourne-disques servent de socle et de moteur à ces manèges qui s’animent à la pression d’un interrupteur. La garniture (puisqu’il s’agit d’un boulanger) est composée de matériaux et objets de tous poils ; du parapluie au capuchon de bouteille, en passant par les guirlandes de Noël sans oublier les innombrables jouets miniatures : poupées, figurines et autres voitures ! Georges Counasse passait tout son temps de loisir à recréer la foire de son enfance. Les manèges sur lesquels il ne pouvait pas monter alors faute d’argent ont ainsi fini par envahir son pavillon l’âge de la retraite approchant.</text:p>
          </table:table-cell>
          <table:table-cell table:number-columns-repeated="1019"/>
        </table:table-row>
        <table:table-row table:style-name="ro6">
          <table:table-cell office:value-type="string" calcext:value-type="string">
            <text:p>Antonio </text:p>
          </table:table-cell>
          <table:table-cell table:style-name="ce6" office:value-type="string" calcext:value-type="string">
            <text:p>DALLA VALLE </text:p>
          </table:table-cell>
          <table:table-cell table:style-name="ce6" office:value-type="string" calcext:value-type="string">
            <text:p>(Italie, 1939-)</text:p>
          </table:table-cell>
          <table:table-cell office:value-type="string" calcext:value-type="string">
            <text:p>dalla-valle-41.jpg</text:p>
          </table:table-cell>
          <table:table-cell table:style-name="ce13" office:value-type="string" calcext:value-type="string">
            <text:p>Antonio Dalla Valle arpente les couloirs de l’hôpital Sospiro avec au bout de son bras un sac de plastique recelant ses créations. Il s’agit essentiellement d’objets recouverts de ruban adhésif mais également d’agglomérats de petits objets en plastique fondus ensemble. Calumets, canne-totem, carnets remplis d’écritures énigmatiques proches d’écritures scientifiques… Pour sûr, ces objets ont un rôle, une fonction, un pouvoir pour Dalla Valle, qui n’hésite pas à les détruire une fois que le pouvoir, la force magique de ces objets serait épuisée. </text:p>
          </table:table-cell>
          <table:table-cell table:number-columns-repeated="1019"/>
        </table:table-row>
        <table:table-row table:style-name="ro2">
          <table:table-cell office:value-type="string" calcext:value-type="string">
            <text:p>Serge </text:p>
          </table:table-cell>
          <table:table-cell table:style-name="ce6" office:value-type="string" calcext:value-type="string">
            <text:p>DELAUNAY</text:p>
          </table:table-cell>
          <table:table-cell table:style-name="ce6" office:value-type="string" calcext:value-type="string">
            <text:p>(Belgique, 1956-)</text:p>
          </table:table-cell>
          <table:table-cell office:value-type="string" calcext:value-type="string">
            <text:p>Serge-Delaunay-294.jpg</text:p>
          </table:table-cell>
          <table:table-cell table:style-name="ce6" office:value-type="string" calcext:value-type="string">
            <text:p>Serge Delaunay fréquente l’atelier de dessin et de modelage du Centre reine Fabiola. Il trace des dessins à la ligne claire représentant des sujets répétitifs (voitures, robots, fusées…) qu’il accompagne de textes d’informations techniques et mécaniques où chaque mot semble être le porte-drapeau de l’avenir. Face à l’odyssée de l’espace et à sa démesure, le dessinateur nous rappelle notre micro-dimension. Grâce à la création artistique, Serge Delaunay s’est créé « son » Odyssée de l’espace comme existence de substitution.</text:p>
          </table:table-cell>
          <table:table-cell table:number-columns-repeated="1019"/>
        </table:table-row>
        <table:table-row table:style-name="ro3">
          <table:table-cell office:value-type="string" calcext:value-type="string">
            <text:p>Paul</text:p>
          </table:table-cell>
          <table:table-cell table:style-name="ce6" office:value-type="string" calcext:value-type="string">
            <text:p>DUHEM</text:p>
          </table:table-cell>
          <table:table-cell table:style-name="ce6" office:value-type="string" calcext:value-type="string">
            <text:p>(Belgique, 1919-1999)</text:p>
          </table:table-cell>
          <table:table-cell office:value-type="string" calcext:value-type="string">
            <text:p>Duhem-1.jpg</text:p>
          </table:table-cell>
          <table:table-cell table:style-name="ce6" office:value-type="string" calcext:value-type="string">
            <text:p>Après un chemin de vie sinueux, Paul Duhem commence à créer à l’âge de 70 ans au sein de l’atelier peinture du Centre La Pommeraie. C’est alors pour lui une deuxième naissance, une deuxième vie, qui durera 10 ans.</text:p>
            <text:p>Une géométrisation des formes, une économie de moyens et une dimension sérielle marquent rapidement sa production. Sans nous lasser, Duhem reproduit le même schéma de construction de ses portraits. Ses personnages sont les faux jumeaux de l’imaginaire. La tête broyée dans les épaules, les oreilles décollées, le mental encadré. Ces soldats uniques sont les légionnaires d’un monde clos.</text:p>
          </table:table-cell>
          <table:table-cell table:number-columns-repeated="1019"/>
        </table:table-row>
        <table:table-row table:style-name="ro3">
          <table:table-cell table:style-name="ce2" office:value-type="string" calcext:value-type="string">
            <text:p>Johan</text:p>
          </table:table-cell>
          <table:table-cell table:style-name="ce2" office:value-type="string" calcext:value-type="string">
            <text:p>GEENENS</text:p>
          </table:table-cell>
          <table:table-cell table:style-name="ce2" office:value-type="string" calcext:value-type="string">
            <text:p>(Belgique, 1970-)</text:p>
          </table:table-cell>
          <table:table-cell table:style-name="ce8" office:value-type="string" calcext:value-type="string">
            <text:p>geenens.jpg</text:p>
          </table:table-cell>
          <table:table-cell table:style-name="ce14" office:value-type="string" calcext:value-type="string">
            <text:p>Johan Geenens fréquente l’atelier De Zandberg, à Harelbeke, depuis 1992.Débutant par la gravure et la linogravure, sa pratique s’élargit à la peinture et aux dessins aux formes abstraites. La série « Nogeenkasteel » (« Encore un château ») se compose par exemple d’un enchevêtrement de lignes qui se transforme en petits espaces précis et déterminés, en endroits tressés qui participent de cette mosaïque subtile de couleurs et de formes, alternant parfois avec des espaces plus vastes où le trait se fait plus libre et moins systématique. Ce contraste de styles et de densité invite le spectateur à prendre en compte chaque élément distinct de cet ensemble dans sa spécificité propre.</text:p>
          </table:table-cell>
          <table:table-cell table:number-columns-repeated="1019"/>
        </table:table-row>
        <table:table-row table:style-name="ro5">
          <table:table-cell office:value-type="string" calcext:value-type="string">
            <text:p>Juanma </text:p>
          </table:table-cell>
          <table:table-cell table:style-name="ce6" office:value-type="string" calcext:value-type="string">
            <text:p>GONZALEZ</text:p>
          </table:table-cell>
          <table:table-cell table:style-name="ce6" office:value-type="string" calcext:value-type="string">
            <text:p>(Espagne, 1945-2007, Belgique)</text:p>
          </table:table-cell>
          <table:table-cell office:value-type="string" calcext:value-type="string">
            <text:p>Gonzalez.jpg</text:p>
          </table:table-cell>
          <table:table-cell table:style-name="ce6" office:value-type="string" calcext:value-type="string">
            <text:p>Il fut chauffeur, il devint cordonnier. « Ouvrir une chaussure me donne un grand plaisir, découvrir la structure, reconnaître les matériaux, des plus raffinés aux plus ordinaires, le travail fait main, celui des machines. C’était un peu comme ouvrir un moteur mais moins sale. » Une émission télévisée lui donne envie de peindre. Un jour la semelle neuve qu’il vient de finir, son odeur, sa forme et son touché deviennent le support rêvé. Il y peint un petit paysage, foulé au pied, apprécié différemment par ses clients : « La première fois que j’ai décoré spontanément les semelles d’une cliente elle en fut ravie. Ce ne fut pas le cas d’un autre client qui n’apprécia pas du tout cette initiative. » L’œuvre de Juanma ne s’oublie pas, elle s’efface. </text:p>
          </table:table-cell>
          <table:table-cell table:number-columns-repeated="1019"/>
        </table:table-row>
        <table:table-row table:style-name="ro3">
          <table:table-cell table:style-name="ce3" office:value-type="string" calcext:value-type="string">
            <text:p>Martha</text:p>
          </table:table-cell>
          <table:table-cell table:style-name="ce6" office:value-type="string" calcext:value-type="string">
            <text:p>GRÜNENWALDT </text:p>
          </table:table-cell>
          <table:table-cell office:value-type="string" calcext:value-type="string">
            <text:p>(Belgique, 1910-2008)</text:p>
          </table:table-cell>
          <table:table-cell office:value-type="string" calcext:value-type="string">
            <text:p>Grunenwaldtweb.jpeg</text:p>
          </table:table-cell>
          <table:table-cell table:style-name="ce6" office:value-type="string" calcext:value-type="string">
            <text:p>Martha Grünenwaldt se met à dessiner en 1981, à 71 ans, sur la table de la cuisine de sa fille, avec les crayons de couleur de ses petits-enfants. Au verso d’affiches ou de papiers peints, se déploie un univers coloré dont la femme semble être le point centrifuge. Autour et en bord du visage apparaissent des oiseaux, un violoniste, des motifs végétaux ou encore une architecture. Ces motifs ont, au fil du temps, gagné du terrain sur les portraits pour aboutir dans certains cas à un véritable millefiori où se couche l’invisibilité de Martha. On retrouve dans son œuvre dessiné toute la musique dont cette violoniste fut privée par ses patrons au cours de 28 années de travail au service d’une ferme-château.</text:p>
          </table:table-cell>
          <table:table-cell table:number-columns-repeated="1019"/>
        </table:table-row>
        <table:table-row table:style-name="ro4">
          <table:table-cell table:style-name="ce4"/>
          <table:table-cell table:style-name="ce2" office:value-type="string" calcext:value-type="string">
            <text:p>JAKLINE</text:p>
          </table:table-cell>
          <table:table-cell table:style-name="ce2" office:value-type="string" calcext:value-type="string">
            <text:p>(Belgique, 1956-)</text:p>
          </table:table-cell>
          <table:table-cell table:style-name="ce8" office:value-type="string" calcext:value-type="string">
            <text:p>Jacquelineok.jpg</text:p>
          </table:table-cell>
          <table:table-cell table:style-name="ce15" office:value-type="string" calcext:value-type="string">
            <text:p><text:span text:style-name="T5">Jakline ne s’exprime pas volontiers à propos de ses œuvres. Ses actions, ses œuvres, le font pour elle. Les œuvres de Jakline, c’est de la dentelle. De la dentelle qui pique, qui rouille et donne le tétanos. Un ouvrage ciselé par le plein et le vide. Du vide, comme un terrain dépeuplé laissé à la projection de nos angoisses. De l’espace, dans ses cathédrales de fer et de nickel, pour laisser flotter l’écho des révoltes qu’elle hurle en silence. Jakline s’insurge contre une société injuste, inégalitaire, contre un système qui enferme chacun dans sa condition. Et ainsi qu’elle lui donne la forme de pièges, c’est cet ennemi invisible qui est mis en cage. Le structurant, elle peut mieux lui faire face, droite et puissante, à l’image des vierges de ferrailles qu’elle fait naître de l’organisation de petits morceaux de chaos. </text:span><text:span text:style-name="T6">C'est d'un même élan que Jakline apporte son aide aux plus démunis et s'adonne à ses créations, y installant d'ailleurs des petits lits pour les réfugiés...</text:span></text:p>
          </table:table-cell>
          <table:table-cell table:number-columns-repeated="1019"/>
        </table:table-row>
        <table:table-row table:style-name="ro7">
          <table:table-cell office:value-type="string" calcext:value-type="string">
            <text:p>André </text:p>
          </table:table-cell>
          <table:table-cell table:style-name="ce6" office:value-type="string" calcext:value-type="string">
            <text:p>ROBILLARD </text:p>
          </table:table-cell>
          <table:table-cell table:style-name="ce6" office:value-type="string" calcext:value-type="string">
            <text:p>(France, 1931-) </text:p>
          </table:table-cell>
          <table:table-cell office:value-type="string" calcext:value-type="string">
            <text:p>Robillard-10B.jpg</text:p>
          </table:table-cell>
          <table:table-cell table:style-name="ce6" office:value-type="string" calcext:value-type="string">
            <text:p>Depuis plus de trente ans, ce créateur qui ne se considère pas artiste, fabrique des fusils symboliques à l’aide de boîtes de conserve, d’ampoules usagées, de vieux rouages, de pièces de bois récupérées, de tissu, de clous, de fils de fer et de Scotch. Ses fusils, qui tournent presque l’objet de référence en ridicule, auraient pour lui un pouvoir magique, celui de « tuer la misère » ou encore de « changer la vie ». C’est en effet le rôle que tiennent ses « machins d’art » dans son existence ; lançant un pont entre lui et l’autre, le sortant de l’isolement. Dans sa générosité créatrice, André Robillard nous propose tout un univers, n’hésitant pas à vous tenir un monologue en martien ou à improviser un morceau de musique en frappant ses doigts recouverts de cartouches sur une boîte métallique.</text:p>
          </table:table-cell>
          <table:table-cell table:number-columns-repeated="1019"/>
        </table:table-row>
        <table:table-row table:style-name="ro8">
          <table:table-cell office:value-type="string" calcext:value-type="string">
            <text:p>Jacques </text:p>
          </table:table-cell>
          <table:table-cell office:value-type="string" calcext:value-type="string">
            <text:p>TROVIC </text:p>
          </table:table-cell>
          <table:table-cell table:style-name="ce6" office:value-type="string" calcext:value-type="string">
            <text:p>(France, 1948-) </text:p>
          </table:table-cell>
          <table:table-cell office:value-type="string" calcext:value-type="string">
            <text:p>Trovic1149.jpg</text:p>
          </table:table-cell>
          <table:table-cell table:style-name="ce6" office:value-type="string" calcext:value-type="string">
            <text:p>Très jeune, il apprend la couture et la broderie auprès de sa mère et de sa sœur. Il crée sa première tapisserie en 1964, dans sa petite maison de mineur de la banlieue de Valenciennes. Il réalise sur la table de sa cuisine des tapisseries de dimensions monumentales. Les thèmes abordés s’inspirent de la tradition populaire, de la mine, de scènes de rue, de fêtes ou de carnavals. Sur une base de toile de jute, Jacques Trovic brode à l’aide de tissus achetés au marché, de laine de toutes les couleurs, de paillettes, de perles, de dentelles, des patchworks dont émanent une grande poésie et une grande sensibilité.</text:p>
          </table:table-cell>
          <table:table-cell table:number-columns-repeated="1019"/>
        </table:table-row>
        <table:table-row table:style-name="ro9" table:number-rows-repeated="1048554">
          <table:table-cell table:number-columns-repeated="1024"/>
        </table:table-row>
        <table:table-row table:style-name="ro9">
          <table:table-cell table:number-columns-repeated="1024"/>
        </table:table-row>
      </table:table>
      <table:table table:name="collection-en" table:style-name="ta1">
        <table:table-column table:style-name="co1" table:default-cell-style-name="ce18"/>
        <table:table-column table:style-name="co1" table:default-cell-style-name="ce21"/>
        <table:table-column table:style-name="co6" table:default-cell-style-name="ce18"/>
        <table:table-column table:style-name="co7" table:default-cell-style-name="ce18"/>
        <table:table-column table:style-name="co8" table:default-cell-style-name="ce18"/>
        <table:table-column table:style-name="co5" table:number-columns-repeated="1018" table:default-cell-style-name="ce31"/>
        <table:table-column table:style-name="co5" table:default-cell-style-name="Default"/>
        <table:table-row table:style-name="ro1">
          <table:table-cell table:style-name="ce1" office:value-type="string" calcext:value-type="string">
            <text:p>PRENOM</text:p>
          </table:table-cell>
          <table:table-cell table:style-name="ce5" office:value-type="string" calcext:value-type="string">
            <text:p>NOM</text:p>
          </table:table-cell>
          <table:table-cell table:style-name="ce5" office:value-type="string" calcext:value-type="string">
            <text:p>DATES</text:p>
          </table:table-cell>
          <table:table-cell table:style-name="ce5" office:value-type="string" calcext:value-type="string">
            <text:p>IMAGE</text:p>
          </table:table-cell>
          <table:table-cell table:style-name="ce5" office:value-type="string" calcext:value-type="string">
            <text:p>BIOGRAPHIE</text:p>
          </table:table-cell>
          <table:table-cell table:style-name="ce5" table:number-columns-repeated="1019"/>
        </table:table-row>
        <table:table-row table:style-name="ro10">
          <table:table-cell table:style-name="ce16" office:value-type="string" calcext:value-type="string">
            <text:p>Seyni</text:p>
          </table:table-cell>
          <table:table-cell table:style-name="ce22" office:value-type="string" calcext:value-type="string">
            <text:p>AWA CAMARA</text:p>
          </table:table-cell>
          <table:table-cell table:style-name="ce16" office:value-type="string" calcext:value-type="string">
            <text:p>(Senegal, 1939-)</text:p>
          </table:table-cell>
          <table:table-cell office:value-type="string" calcext:value-type="string">
            <text:p>Seny-Awa.jpg</text:p>
          </table:table-cell>
          <table:table-cell table:style-name="ce34" office:value-type="string" calcext:value-type="string">
            <text:p>Seyni Awa has always contested ancestral prohibitions. She has displayed her eccentricity, her fantasies and the “evil” spirits inside her.  She makes fun of the rules and gives full rein to all her fantasies. In the yard in front of the house, she models her clay figures, half-women, half-monsters and produces other little laughing monsters. In a hole, the most rudimentary kiln imaginable, also in front of the house, she fires these creatures, which may reach up to one meter high.</text:p>
          </table:table-cell>
          <table:table-cell table:number-columns-repeated="1019"/>
        </table:table-row>
        <table:table-row table:style-name="ro7">
          <table:table-cell table:style-name="ce17" office:value-type="string" calcext:value-type="string">
            <text:p>Yassir</text:p>
          </table:table-cell>
          <table:table-cell table:style-name="ce17" office:value-type="string" calcext:value-type="string">
            <text:p>AMAZINE</text:p>
          </table:table-cell>
          <table:table-cell table:style-name="ce25" office:value-type="string" calcext:value-type="string">
            <text:p>(Belgium, 1975- )</text:p>
          </table:table-cell>
          <table:table-cell table:style-name="ce32" office:value-type="string" calcext:value-type="string">
            <text:p>amazine-ok.jpg</text:p>
          </table:table-cell>
          <table:table-cell table:style-name="ce35" office:value-type="string" calcext:value-type="string">
            <text:p>Yassir Amazine attended the classes of Luc Mondry and Nicole Babilas at La Clarière.His drawings are in ball point, black, red, green or blue. He sings or hums while drawing, and speaks rarely or not at all. In fact, is he singing? Is he drawing? Or is he running away? He never looks for a model for his drawings. Some subjects are repeated: sun, house and mosque, aeroplane, car, guitar. An apparent disorder but the paper is entirely covered (usually both sides), it all makes sense. Yassir Amazine has finished his drawing, and has stopped singing. The drawing begins its own life, it exists in its own right, nourished by the artist.</text:p>
          </table:table-cell>
          <table:table-cell table:number-columns-repeated="1019"/>
        </table:table-row>
        <table:table-row table:style-name="ro7">
          <table:table-cell table:style-name="ce17" office:value-type="string" calcext:value-type="string">
            <text:p>Inès</text:p>
          </table:table-cell>
          <table:table-cell table:style-name="ce17" office:value-type="string" calcext:value-type="string">
            <text:p>ANDOUCHE</text:p>
          </table:table-cell>
          <table:table-cell table:style-name="ce26" office:value-type="string" calcext:value-type="string">
            <text:p>(Belgium, 1958 - )</text:p>
          </table:table-cell>
          <table:table-cell table:style-name="ce32" office:value-type="string" calcext:value-type="string">
            <text:p>InesAndouche2330.JPG</text:p>
          </table:table-cell>
          <table:table-cell table:style-name="ce35" office:value-type="string" calcext:value-type="string">
            <text:p>For the ten years in her life she lived an itinerant life with her parents in Africa, principally in the Congo. In 1961 Inès return in Europe and attended several different institutions in Switzerland and then in France, where she joined Hemptinne Centre’s creative studio. She draws with great intensity. With strong gestures she tackles pictures in magazines, taking them over and giving them a new life. This apparently simple mental transfer dignifies the insignificant, the ordinary or even the ignored. Her univers probably conveys some memories of the culture of her childhood, today conducted by a strong artistic personality.</text:p>
          </table:table-cell>
          <table:table-cell table:number-columns-repeated="1019"/>
        </table:table-row>
        <table:table-row table:style-name="ro5">
          <table:table-cell table:style-name="ce17" office:value-type="string" calcext:value-type="string">
            <text:p>Umberto</text:p>
          </table:table-cell>
          <table:table-cell table:style-name="ce17" office:value-type="string" calcext:value-type="string">
            <text:p>BERGAMASCHI</text:p>
          </table:table-cell>
          <table:table-cell table:style-name="ce26" office:value-type="string" calcext:value-type="string">
            <text:p>(Milan, 1954 -)</text:p>
          </table:table-cell>
          <table:table-cell table:style-name="ce32" office:value-type="string" calcext:value-type="string">
            <text:p>Bergamaschi1ok.jpg</text:p>
          </table:table-cell>
          <table:table-cell table:style-name="ce36" office:value-type="string" calcext:value-type="string">
            <text:p>The habit of putting a circle round his subjects arose by chance during the exploratory phase when he was absorbed in copying a coin. Umberto Bergamaschi got great inner satisfaction from it and has never given up the circular shape. Each thing is presented as a pure effigy, without depth, in a foetal universe where space and time are banished. This opting for abstraction and avoidance of reality reflect his tendency to take refuge in a silent universe.He works in the Andrea &amp; Michele painting studio.</text:p>
          </table:table-cell>
          <table:table-cell table:number-columns-repeated="1019"/>
        </table:table-row>
        <table:table-row table:style-name="ro7">
          <table:table-cell table:style-name="ce17" office:value-type="string" calcext:value-type="string">
            <text:p>Paul</text:p>
          </table:table-cell>
          <table:table-cell table:style-name="ce17" office:value-type="string" calcext:value-type="string">
            <text:p>BLOCKX</text:p>
          </table:table-cell>
          <table:table-cell table:style-name="ce27" office:value-type="string" calcext:value-type="string">
            <text:p>(Belgium, 1961 – 2015)</text:p>
          </table:table-cell>
          <table:table-cell table:style-name="ce33" office:value-type="string" calcext:value-type="string">
            <text:p>BlockxPaul1892.JPG</text:p>
          </table:table-cell>
          <table:table-cell table:style-name="ce37" office:value-type="string" calcext:value-type="string">
            <text:p>The graphic work of Paul Blockx immerse the spectator into a world of pain. The artist imposes us, in a strong way and frankly, the hell of his life, the psychic suffering which he is subjected for several years. For him, as for many artists, creation means a release, a way of shouting his pain and of transcending it. He offers us a strong and authentic work which is a reflection of the author’s soul and which contains a symbolic part of his intimate story. Sometimes shocked, sometimes moved, sometimes upset by the message of this self-portrait, no visitor can remain uncaring in front of this work-mirror.</text:p>
          </table:table-cell>
          <table:table-cell table:number-columns-repeated="1019"/>
        </table:table-row>
        <table:table-row table:style-name="ro11">
          <table:table-cell table:style-name="ce17" office:value-type="string" calcext:value-type="string">
            <text:p>Ignacio</text:p>
          </table:table-cell>
          <table:table-cell table:style-name="ce17" office:value-type="string" calcext:value-type="string">
            <text:p>CARLES-TOLRA </text:p>
          </table:table-cell>
          <table:table-cell table:style-name="ce25" office:value-type="string" calcext:value-type="string">
            <text:p>(Spain, 1928-)</text:p>
          </table:table-cell>
          <table:table-cell table:style-name="ce32" office:value-type="string" calcext:value-type="string">
            <text:p>CARLES-TOLRA-Ignacio.jpg</text:p>
          </table:table-cell>
          <table:table-cell table:style-name="ce32" office:value-type="string" calcext:value-type="string">
            <text:p>Originally, from Spain, Carles-Tolra moved to Zurich at the age of 30 where, self-taught, he embarked on art after discovering the writings of Jean Dubuffet. Encouraged by the latter, with whom he maintained an important correspondence, he started drawing at night after his work as a civil servant for the Red Cross. </text:p>
            <text:p>Ignacio Carles-Tolra gradually developed a bestiary of enormous diversity, bringing together birds and other composite creatures, often endowed with multiple members, which he refers to as “creatures.” lgnacio Carles-Tolra works on impulse and in haste, often by series, consumed by a fever to be understood.  “It’s anger that motivates me the most, but I have a lot of fun too,” he confesses.  “I draw to heal myself from daily life.” His work may proceed by accident from a spot, scratch, print or collage.</text:p>
            <text:p/>
          </table:table-cell>
          <table:table-cell table:number-columns-repeated="1019"/>
        </table:table-row>
        <table:table-row table:style-name="ro10">
          <table:table-cell table:style-name="ce17" office:value-type="string" calcext:value-type="string">
            <text:p>Georges</text:p>
          </table:table-cell>
          <table:table-cell table:style-name="ce17" office:value-type="string" calcext:value-type="string">
            <text:p>CAUCHY</text:p>
          </table:table-cell>
          <table:table-cell table:style-name="ce26" office:value-type="string" calcext:value-type="string">
            <text:p>(France, 1963 -)</text:p>
          </table:table-cell>
          <table:table-cell table:style-name="ce33" office:value-type="string" calcext:value-type="string">
            <text:p>cauchy.JPG</text:p>
          </table:table-cell>
          <table:table-cell table:style-name="ce32" office:value-type="string" calcext:value-type="string">
            <text:p>Some people are difficult; we might even call them stubborn! Well, Georges is one such person: very difficult to communicate with, he has nonetheless some truly remarkable bouts of creativity. At such times, every form submits to his will and takes on more intensity. He uses felt-tip pens, which gives luminosity and transparency to his blocks of color. But you are warned: these works are fragile because the felt-tips employed fade in daylight.</text:p>
          </table:table-cell>
          <table:table-cell table:number-columns-repeated="1019"/>
        </table:table-row>
        <table:table-row table:style-name="ro12">
          <table:table-cell table:style-name="ce17" office:value-type="string" calcext:value-type="string">
            <text:p>Klaus</text:p>
          </table:table-cell>
          <table:table-cell table:style-name="ce17" office:value-type="string" calcext:value-type="string">
            <text:p>COMPAGNIE</text:p>
          </table:table-cell>
          <table:table-cell table:style-name="ce26" office:value-type="string" calcext:value-type="string">
            <text:p>(Belgium, 1972 -)</text:p>
          </table:table-cell>
          <table:table-cell table:style-name="ce33" office:value-type="string" calcext:value-type="string">
            <text:p>CompagnieKlaus.jpg</text:p>
          </table:table-cell>
          <table:table-cell table:style-name="ce38" office:value-type="string" calcext:value-type="string">
            <text:p>During his youth, Klaus Compagnie has already been someone who liked commenting on his anecdotal representations. He works with enthusiasm and obsession on the perfect translation of his world. He sketches rudimentary figures in painting, charcoal or in pyrography combined with written comments. Paintings illustrate his unlimited knowledge and unlimited imagination. He realizes portraits, paints historic facts and confronts us with his anatomical knowledge. He gives meteorological indications or events with a personal interpretation in dutch, but also in spanish and in french. He reinforces pictures by text, what convey his works funny and scheming.</text:p>
          </table:table-cell>
          <table:table-cell table:number-columns-repeated="1019"/>
        </table:table-row>
        <table:table-row table:style-name="ro13">
          <table:table-cell office:value-type="string" calcext:value-type="string">
            <text:p>Aloïse</text:p>
          </table:table-cell>
          <table:table-cell table:style-name="ce23" office:value-type="string" calcext:value-type="string">
            <text:p>CORBAZ </text:p>
          </table:table-cell>
          <table:table-cell office:value-type="string" calcext:value-type="string">
            <text:p>(Switzerland, 1886-1964)</text:p>
          </table:table-cell>
          <table:table-cell office:value-type="string" calcext:value-type="string">
            <text:p>Aloise-Corbaz560.jpg</text:p>
          </table:table-cell>
          <table:table-cell office:value-type="string" calcext:value-type="string">
            <text:p>Having suffered heartbreak, Aloïse, then aged twenty-five, moves to Germany where she takes up the post of governess at the court of Emperor William II. At the start of the war in 1914 she has to go back to Switzerland, and is showing signs of behavioral problems. Her family decides to first commit her to the hospital in Céry then, from 1918 until her death, to the mental hospital of La Rosière in Gimel. Jacqueline PorretForel, the doctor who looks after her, analyses her works and shows them to Jean Dubuffet. Locked-up, Aloïse creates disconcerting works that follow rules which are hers alone. Memories resurface in her drawings: the splendor of the court of William II, royal couples, and theatrical scenery. She doesn’t reproduce them faithfully, but transfers them into a perpetually changing and extremely diverse world.</text:p>
          </table:table-cell>
          <table:table-cell table:number-columns-repeated="1019"/>
        </table:table-row>
        <table:table-row table:style-name="ro7">
          <table:table-cell table:style-name="ce17" office:value-type="string" calcext:value-type="string">
            <text:p>Sylvain</text:p>
          </table:table-cell>
          <table:table-cell table:style-name="ce17" office:value-type="string" calcext:value-type="string">
            <text:p>COSIJNS</text:p>
          </table:table-cell>
          <table:table-cell table:style-name="ce26" office:value-type="string" calcext:value-type="string">
            <text:p>(Belgium, 1932 -)</text:p>
          </table:table-cell>
          <table:table-cell table:style-name="ce32" office:value-type="string" calcext:value-type="string">
            <text:p>cosijns.jpg</text:p>
          </table:table-cell>
          <table:table-cell table:style-name="ce32" office:value-type="string" calcext:value-type="string">
            <text:p>Sylvain Cosijns started to live and open up aged 56, when he went to Jan Geldhof’s studio. During his life he accumulated a mass of sensations and experiences, endured and lived through but never communicated. Drawing and painting is his way of reaching out to life and other people. </text:p>
            <text:p>The work of Sylvain Cosijns reflects the fragility of things more than heroism: it exudes tremendous purity: bare drawings with a hesitating stroke although maintained.</text:p>
            <text:p/>
          </table:table-cell>
          <table:table-cell table:number-columns-repeated="1019"/>
        </table:table-row>
        <table:table-row table:style-name="ro5">
          <table:table-cell table:style-name="ce19" office:value-type="string" calcext:value-type="string">
            <text:p>Georges</text:p>
          </table:table-cell>
          <table:table-cell office:value-type="string" calcext:value-type="string">
            <text:p>COUNASSE </text:p>
          </table:table-cell>
          <table:table-cell table:style-name="ce16" office:value-type="string" calcext:value-type="string">
            <text:p>(Belgium, 1933-2005)</text:p>
          </table:table-cell>
          <table:table-cell office:value-type="string" calcext:value-type="string">
            <text:p>Georges-Counasse-27.jpg</text:p>
          </table:table-cell>
          <table:table-cell office:value-type="string" calcext:value-type="string">
            <text:p>Eternal enchantment that furrows our childhood memories, the merry-go-rounds of Georges Counasse, a retired baker, turn to the rhythm of record-players that usually serve as their base. <text:s/>An assembly of elements gleaned from childhood and its rediscovery (small dolls that ride the carrousels, pearls, Christmas garlands, etc.) recreate the fair of the years 1947-1950 of his youth. <text:s/>Merry-go-round, big wheel, chain carousel, ice palace, and bumper cars awaken a nostalgic happiness in us all.</text:p>
          </table:table-cell>
          <table:table-cell table:number-columns-repeated="1019"/>
        </table:table-row>
        <table:table-row table:style-name="ro3">
          <table:table-cell table:style-name="ce16" office:value-type="string" calcext:value-type="string">
            <text:p>Antonio</text:p>
          </table:table-cell>
          <table:table-cell office:value-type="string" calcext:value-type="string">
            <text:p>DALLA VALLE </text:p>
          </table:table-cell>
          <table:table-cell table:style-name="ce28" office:value-type="string" calcext:value-type="string">
            <text:p>(Cles (Trente),Italy, 1939-)</text:p>
          </table:table-cell>
          <table:table-cell office:value-type="string" calcext:value-type="string">
            <text:p>dalla-valle-(41).jpg</text:p>
          </table:table-cell>
          <table:table-cell table:style-name="ce39" office:value-type="string" calcext:value-type="string">
            <text:p>Antonio Dalla Valle always carries his work when he leaves the security of his psychiatric institution. It contains notebooks wrapped in sticky tape, assemblages of felt pens, and Perspex cubes in which he encloses small pieces of paper with scribbled text. He has invented a form of personal, secret writing in which the intimate coexists with the universal.</text:p>
          </table:table-cell>
          <table:table-cell table:number-columns-repeated="1019"/>
        </table:table-row>
        <table:table-row table:style-name="ro14">
          <table:table-cell table:style-name="ce16" office:value-type="string" calcext:value-type="string">
            <text:p>Serge</text:p>
          </table:table-cell>
          <table:table-cell office:value-type="string" calcext:value-type="string">
            <text:p>DELAUNAY</text:p>
          </table:table-cell>
          <table:table-cell table:style-name="ce16" office:value-type="string" calcext:value-type="string">
            <text:p>(Belgium, 1956 -)</text:p>
          </table:table-cell>
          <table:table-cell office:value-type="string" calcext:value-type="string">
            <text:p>Serge-Delaunay-294.jpg</text:p>
          </table:table-cell>
          <table:table-cell office:value-type="string" calcext:value-type="string">
            <text:p><text:span text:style-name="T7">In 1978, he joins the Queen Fabiola Centre in Neufvilles where he spends most of his time in the drawing and modelling studio, la Ramée. Being very observant and able to memorise countless details he copies, in his own way, his favourite subjects, i.e. cars, robots, rockets, and any other machine involving complex technology. </text:span></text:p>
            <text:p><text:span text:style-name="T7">His drawings, made with black felt pen and rotring in ligneclaire style, are supported by texts with technical and mechanical information in which every word seems to be the flagship of the future, the source of progress. Involved with the news and events with intense media coverage, Serge reacts to it and celebrates it in his own way, with empathy and determination.</text:span></text:p>
            <text:p><text:span text:style-name="T7">His drawings and the messages they carry constitute, in the eyes of the visitor, the many relays and traces of an often neglected everyday life. The draughtsman reminds us of our micro-dimension in the face of the space odyssey and its vastness, something the all-knowing Man undoubtedly forgot in his ignorance. Serge delights in this and finds inspiration in these (super) human adventures. To him, these creative moments are synonymous with intense and silent periods of concentration.</text:span></text:p>
            <text:p/>
          </table:table-cell>
          <table:table-cell table:number-columns-repeated="1019"/>
        </table:table-row>
        <table:table-row table:style-name="ro11">
          <table:table-cell table:style-name="ce16" office:value-type="string" calcext:value-type="string">
            <text:p>Paul</text:p>
          </table:table-cell>
          <table:table-cell office:value-type="string" calcext:value-type="string">
            <text:p>DUHEM</text:p>
          </table:table-cell>
          <table:table-cell table:style-name="ce16" office:value-type="string" calcext:value-type="string">
            <text:p>(Belgium, 1919-1999)</text:p>
          </table:table-cell>
          <table:table-cell office:value-type="string" calcext:value-type="string">
            <text:p>Duhem-(1).jpg</text:p>
          </table:table-cell>
          <table:table-cell table:style-name="ce39" office:value-type="string" calcext:value-type="string">
            <text:p>Duhem was seventy when he started to draw and paint. He would always work in the same way. First of all he would cut the sheet of paper down to size with a knife, and then use a length of wood to draw a frame around the sheet. In the top left-hand corner he would write his name, also in a little frame. He had learnt to do this long ago at school. When he worked with paint, he would not use a palette, but emptied the pots into sardine tins. Because of this, his paintings have a restricted number of colors. He never washed out his brushes. The paint became mixed together, and by the time the pots were nearly empty, his work would take on an olive-brown tint. Although Duhem only started painting late in life, he left behind a large body of work. The endless repetition of the same themes gives this work a somewhat enigmatic quality. It is as though there is something that Duhem is always trying to grasp or capture.</text:p>
          </table:table-cell>
          <table:table-cell table:number-columns-repeated="1019"/>
        </table:table-row>
        <table:table-row table:style-name="ro12">
          <table:table-cell table:style-name="ce17" office:value-type="string" calcext:value-type="string">
            <text:p>Johan</text:p>
          </table:table-cell>
          <table:table-cell table:style-name="ce17" office:value-type="string" calcext:value-type="string">
            <text:p>GEENENS</text:p>
          </table:table-cell>
          <table:table-cell table:style-name="ce29" office:value-type="string" calcext:value-type="string">
            <text:p>(Belgium, 1970-)</text:p>
          </table:table-cell>
          <table:table-cell table:style-name="ce32" office:value-type="string" calcext:value-type="string">
            <text:p>geenens.jpg</text:p>
          </table:table-cell>
          <table:table-cell table:style-name="ce32" office:value-type="string" calcext:value-type="string">
            <text:p>Johan Geenens has been attending the De Zandberg workshops in Harelbeke since 1992. Starting off with engraving and linocut, his artistic practices expanded into abstract painting and drawing. His “Nogeenkasteel” series (“One more castle”) is composed of entangled lines transformed into distinct, small spaces and interweaved areas. They all take part in a subtle mosaic of colors and forms, at times alternating with wider spaces where his brash strokes (if it is about painting) OR drawing line (if it is about drawing) become freer and less systematic. These contrasts in styles and density invite the viewer to appreciate in each one of the elements of this ensemble its own distinct features.</text:p>
          </table:table-cell>
          <table:table-cell table:number-columns-repeated="1019"/>
        </table:table-row>
        <table:table-row table:style-name="ro15">
          <table:table-cell table:style-name="ce16" office:value-type="string" calcext:value-type="string">
            <text:p>Juanma</text:p>
          </table:table-cell>
          <table:table-cell table:style-name="ce24" office:value-type="string" calcext:value-type="string">
            <text:p>GONZALEZ</text:p>
          </table:table-cell>
          <table:table-cell table:style-name="ce16" office:value-type="string" calcext:value-type="string">
            <text:p>(Spain, 1945 – Belgium, 2007)</text:p>
          </table:table-cell>
          <table:table-cell office:value-type="string" calcext:value-type="string">
            <text:p>Gonzalez.jpg</text:p>
          </table:table-cell>
          <table:table-cell office:value-type="string" calcext:value-type="string">
            <text:p>He was a driver and became a cobbler.</text:p>
            <text:p>“I really enjoy taking a shoe apart, discovering its structure, identifying what it’s made of, from the most refined materials to the most ordinary, hand-made or machine-made. It was a bit like taking an engine apart but not so dirty.” A television programme made him want to start painting. One day a new sole he had just fitted, its smell, its shape and its texture, made it the ideal support. He painted a small landscape on it, to which the reactions of his customers varied: “The first time I decorated the soles unasked the lady was delighted. But another customer wasn’t at all pleased.” Juanma’s works are not forgotten, they wear away.</text:p>
            <text:p/>
          </table:table-cell>
          <table:table-cell table:number-columns-repeated="1019"/>
        </table:table-row>
        <table:table-row table:style-name="ro5">
          <table:table-cell table:style-name="ce16" office:value-type="string" calcext:value-type="string">
            <text:p>Martha</text:p>
          </table:table-cell>
          <table:table-cell table:style-name="ce24" office:value-type="string" calcext:value-type="string">
            <text:p>GRÜNENWALDT </text:p>
          </table:table-cell>
          <table:table-cell table:style-name="ce16" office:value-type="string" calcext:value-type="string">
            <text:p>(Belgium, 1910 – 2008)</text:p>
          </table:table-cell>
          <table:table-cell office:value-type="string" calcext:value-type="string">
            <text:p>Grunenwaldtweb.jpeg</text:p>
          </table:table-cell>
          <table:table-cell office:value-type="string" calcext:value-type="string">
            <text:p>The artistic activity of Martha Grünenwaldt began in 1981, when she was seventy-one. On the back of a poster or wallpaper, she drew brightly colored pictures with a woman as the apparent centre point. Beside and around the face she painted birds, a violinist, plant motifs, even buildings. </text:p>
            <text:p>Over the years, these motifs took over the space from the portraits and in some cases became a tangle of vegetation obscuring Martha completely.</text:p>
            <text:p/>
          </table:table-cell>
          <table:table-cell table:number-columns-repeated="1019"/>
        </table:table-row>
        <table:table-row table:style-name="ro10">
          <table:table-cell table:style-name="ce20"/>
          <table:table-cell table:style-name="ce17" office:value-type="string" calcext:value-type="string">
            <text:p>JAKLINE</text:p>
          </table:table-cell>
          <table:table-cell table:style-name="ce30" office:value-type="string" calcext:value-type="string">
            <text:p>(Belgium, 1956-)</text:p>
          </table:table-cell>
          <table:table-cell table:style-name="ce32" office:value-type="string" calcext:value-type="string">
            <text:p>Jacquelineok.jpg</text:p>
          </table:table-cell>
          <table:table-cell table:style-name="ce32" office:value-type="string" calcext:value-type="string">
            <text:p>Jakline does not speak readily about her work. (Jakline's work is not a deliberate act of self-expression) Her actions and artwork speak for her instead. She makes lace. One that stings, gets rusty and transmits tetanus. That is chiseled up by fullness and emptiness. Void as some devastated land, abandoned to the projection of our fears/anxieties. A sort of space, inside her iron and nickel cathedrals, where floats the echo of her revolt cried out in silence.</text:p>
          </table:table-cell>
          <table:table-cell table:number-columns-repeated="1019"/>
        </table:table-row>
        <table:table-row table:style-name="ro16">
          <table:table-cell table:style-name="ce16" office:value-type="string" calcext:value-type="string">
            <text:p>André</text:p>
          </table:table-cell>
          <table:table-cell office:value-type="string" calcext:value-type="string">
            <text:p>ROBILLARD </text:p>
          </table:table-cell>
          <table:table-cell table:style-name="ce16" office:value-type="string" calcext:value-type="string">
            <text:p>(France, 1931-)</text:p>
          </table:table-cell>
          <table:table-cell office:value-type="string" calcext:value-type="string">
            <text:p>Robillard-10B.jpg</text:p>
          </table:table-cell>
          <table:table-cell office:value-type="string" calcext:value-type="string">
            <text:p>André Robillard is at times referred to as “the man with guns!” For thirty years, this creator who does not consider himself an artist, makes symbolic guns using tin cans, used light bulbs, old cogwheels, recovered pieces of wood, fabrics, nails, wire and scotch tape.  A multi-disciplinary artist he is also a musician:  percussion improvisations on rubbish bins using empty cartridges placed at the end of the fingers, accordion and harmonica accompanied by very personal songs. </text:p>
            <text:p>Present in the largest outsider art collections, this anti-conformist and anti-militarist artist beckons the viewers in a playful manner in spite of himself.</text:p>
            <text:p/>
          </table:table-cell>
          <table:table-cell table:number-columns-repeated="1019"/>
        </table:table-row>
        <table:table-row table:style-name="ro5">
          <table:table-cell office:value-type="string" calcext:value-type="string">
            <text:p>Jacques</text:p>
          </table:table-cell>
          <table:table-cell table:style-name="ce23" office:value-type="string" calcext:value-type="string">
            <text:p><text:s/>TROVIC </text:p>
          </table:table-cell>
          <table:table-cell table:style-name="ce16" office:value-type="string" calcext:value-type="string">
            <text:p>(France, 1948- )</text:p>
          </table:table-cell>
          <table:table-cell office:value-type="string" calcext:value-type="string">
            <text:p>Trovic1149.jpg</text:p>
          </table:table-cell>
          <table:table-cell table:style-name="ce40" office:value-type="string" calcext:value-type="string">
            <text:p>He learnt sewing and embroidering at a very young age from his mother and sister. He created his first tapestry in 1964, in the small miner’s house in a suburb of Valenciennes. He produces tapestries of monumental size on his kitchen table. The themes broached are inspired by the working class tradition, the mine, street scenes, feasts, carnivals, etc. Jacques Trovic embroiders a jute hessian base with fabrics bought on the Anzin market, wool in all colours, sequins, pearls, lace, and patchwork imbued with great poetry and great sensitivity.</text:p>
          </table:table-cell>
          <table:table-cell table:number-columns-repeated="1019"/>
        </table:table-row>
        <table:table-row table:style-name="ro9" table:number-rows-repeated="4">
          <table:table-cell table:style-name="ce21"/>
          <table:table-cell/>
          <table:table-cell table:style-name="ce31" table:number-columns-repeated="3"/>
          <table:table-cell table:number-columns-repeated="1019"/>
        </table:table-row>
        <table:table-row table:style-name="ro9" table:number-rows-repeated="1048550">
          <table:table-cell table:number-columns-repeated="1024"/>
        </table:table-row>
        <table:table-row table:style-name="ro9">
          <table:table-cell table:number-columns-repeated="1024"/>
        </table:table-row>
      </table:table>
      <table:table table:name="collection-nl" table:style-name="ta1">
        <table:table-column table:style-name="co1" table:default-cell-style-name="ce41"/>
        <table:table-column table:style-name="co1" table:default-cell-style-name="ce45"/>
        <table:table-column table:style-name="co2" table:default-cell-style-name="ce45"/>
        <table:table-column table:style-name="co3" table:default-cell-style-name="ce45"/>
        <table:table-column table:style-name="co4" table:default-cell-style-name="ce45"/>
        <table:table-column table:style-name="co5" table:number-columns-repeated="1019" table:default-cell-style-name="ce45"/>
        <table:table-row table:style-name="ro9">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17">
          <table:table-cell office:value-type="string" calcext:value-type="string">
            <text:p>Seyni </text:p>
          </table:table-cell>
          <table:table-cell table:style-name="ce46" office:value-type="string" calcext:value-type="string">
            <text:p>AWA CAMARA</text:p>
          </table:table-cell>
          <table:table-cell table:style-name="ce16" office:value-type="string" calcext:value-type="string">
            <text:p>(Senegal, 1939-)</text:p>
          </table:table-cell>
          <table:table-cell office:value-type="string" calcext:value-type="string">
            <text:p>Seny-Awa.jpg</text:p>
          </table:table-cell>
          <table:table-cell table:style-name="ce46" office:value-type="string" calcext:value-type="string">
            <text:p>De Senegalese kunstenares Seyni Awa rebelleert tegen de verboden van haar voorouders. Ze laat haar excentrieke fantasie de vrije loop in haar figuren van klei, en crëeert op die manier een wereld die bevolkt wordt door zwangere vrouwen of vrouwen omringd door kinderen. Haar beelden zijn indrukwekkend groot (sommigen zelf tot 1m60) en worden gebakken in een put - de meest rudimentaire oven - voor haar huis. Daarna worden ze tentoongesteld op de markt van Bignona. In haar kleine huisje, verloren tussen de velden, is een volledige kamer gevuld met talloze creaturen, de ene nog vreemder dan de andere, gerangschikt volgens grootte, gevormd en gehard in de vlammen van die «permanente hel» die hen bedwingt en verwekt.</text:p>
          </table:table-cell>
          <table:table-cell table:number-columns-repeated="1019"/>
        </table:table-row>
        <table:table-row table:style-name="ro18">
          <table:table-cell table:style-name="ce42" office:value-type="string" calcext:value-type="string">
            <text:p>Yassir</text:p>
          </table:table-cell>
          <table:table-cell table:style-name="ce42" office:value-type="string" calcext:value-type="string">
            <text:p>AMAZINE</text:p>
          </table:table-cell>
          <table:table-cell table:style-name="ce25" office:value-type="string" calcext:value-type="string">
            <text:p>(België, 1975- )</text:p>
          </table:table-cell>
          <table:table-cell table:style-name="ce48" office:value-type="string" calcext:value-type="string">
            <text:p>amazine-ok.jpg</text:p>
          </table:table-cell>
          <table:table-cell table:style-name="ce50" office:value-type="string" calcext:value-type="string">
            <text:p>Tijdens zijn jeugd heeft Amazine vaak het atelier van Luc Mondry en Nicole Babilas in La Clairière bezocht. Zijn tekeningen zijn gemaakt met een zwarte, rode, groene of blauwe balpen. Terwijl hij tekent in het atelier, zingt of neuriet hij, praat weinig of helemaal gevuld is (vaak aan weerskanten), is ere en duidelijke samenhang. Wanner Amazine zijn tekening heft afgewerkt,stopt hij ook met zingen. Vanaf dan begint de tekening een eigen leven te leiden, volgt zee en eigen weg, gevoed door Amazine.</text:p>
          </table:table-cell>
          <table:table-cell table:number-columns-repeated="1019"/>
        </table:table-row>
        <table:table-row table:style-name="ro19">
          <table:table-cell table:style-name="ce42" office:value-type="string" calcext:value-type="string">
            <text:p>Inès</text:p>
          </table:table-cell>
          <table:table-cell table:style-name="ce42" office:value-type="string" calcext:value-type="string">
            <text:p>ANDOUCHE</text:p>
          </table:table-cell>
          <table:table-cell table:style-name="ce26" office:value-type="string" calcext:value-type="string">
            <text:p>(België, 1958 - )</text:p>
          </table:table-cell>
          <table:table-cell table:style-name="ce48" office:value-type="string" calcext:value-type="string">
            <text:p>InesAndouche2330.JPG</text:p>
          </table:table-cell>
          <table:table-cell table:style-name="ce51" office:value-type="string" calcext:value-type="string">
            <text:p>Tijdens de eerste tien jaar van haar leven reist Inès veel rond, vooral in Kongo. In 1961 keert ze terug naar België, maar bezoekt ze ook verschillende instellingen in Zwitserland, Frankrijk en België, waar ze deelneemt aan creatieve ateliers.</text:p>
            <text:p>Inès tekent intensief. Doelbewust en zelfzeker kiest ze een beeld uit een tijdschrift, een model dat ze zich vervolgens eigen maakt en een ander leven laat leiden. Die op het eerste gezicht eenvoudige mentale overdracht verheft wat aanvankelijk onbeduidend of banaal was, en maakt zichtbaar wat in eerste instantie onopgemerkt bleef. Haar wereld wordt ongetwijfeld deels bepaald door een aantal herinneringen aan de cultuur van haar kindertijd, die hier vertaald worden door een sterke artistieke persoonlijkheid.</text:p>
          </table:table-cell>
          <table:table-cell table:number-columns-repeated="1019"/>
        </table:table-row>
        <table:table-row table:style-name="ro15">
          <table:table-cell table:style-name="ce42" office:value-type="string" calcext:value-type="string">
            <text:p>Umberto</text:p>
          </table:table-cell>
          <table:table-cell table:style-name="ce42" office:value-type="string" calcext:value-type="string">
            <text:p>BERGAMASCHI</text:p>
          </table:table-cell>
          <table:table-cell table:style-name="ce26" office:value-type="string" calcext:value-type="string">
            <text:p>(Milaan, 1954 -)</text:p>
          </table:table-cell>
          <table:table-cell table:style-name="ce48" office:value-type="string" calcext:value-type="string">
            <text:p>Bergamaschi1ok.jpg</text:p>
          </table:table-cell>
          <table:table-cell table:style-name="ce52" office:value-type="string" calcext:value-type="string">
            <text:p>Het was Michele Munno, de kunstenaar die aan de wieg stond van het Atelier, die hem vergezelde bij zijn zoektocht naar een persoonlijke stijl, door hem aan te moedigen om verschillende onderwerpen aan te durven. Geleidelijk aan heeft hij zijn vooroordeel overwonnen dat de elementen die hij schildert, realistisch moeten zijn, en heeft Umberto eindelijk, met een grotere beheersing, de eenvoudige vormen die eigen zijn aan zijn stijl verder uitgewerkt. Het was louter toevallig dat de gewoonte om zijn personages binnen een gesloten cirkel af te bakenen tijdens deze zoekfase is ontstaan, toen hij zich toelegde op de weergave van een muntstuk. Omdat hij daarbij een grote innerlijke voldoening had ervaren, heet Umberto die vorm nooit meer verlaten. Alles geeft hij weer als een zuivere beeltenis, zonder enige diepte, in een vruchtvliesuniversum waaruit de begrippen ruimte en tijd gebannen zijn. Deze wil tot abstrahering en het zich afzijdig houden van de elementen van de realiteit weerspiegelt de neiging van Umberto om te vluchten in een stil universum. Maar hoewel de cirkel geruststellend en beschermend is, is hij evenwel geen plaats die de inwedige integriteit afsluit of verdedigt.</text:p>
          </table:table-cell>
          <table:table-cell table:number-columns-repeated="1019"/>
        </table:table-row>
        <table:table-row table:style-name="ro19">
          <table:table-cell table:style-name="ce42" office:value-type="string" calcext:value-type="string">
            <text:p>Paul</text:p>
          </table:table-cell>
          <table:table-cell table:style-name="ce42" office:value-type="string" calcext:value-type="string">
            <text:p>BLOCKX</text:p>
          </table:table-cell>
          <table:table-cell table:style-name="ce27" office:value-type="string" calcext:value-type="string">
            <text:p>(België, 1961 – 2015)</text:p>
          </table:table-cell>
          <table:table-cell table:style-name="ce49" office:value-type="string" calcext:value-type="string">
            <text:p>BlockxPaul1892.JPG</text:p>
          </table:table-cell>
          <table:table-cell table:style-name="ce53" office:value-type="string" calcext:value-type="string">
            <text:p>« Het grafische werk van Paul Blockx dompelt de toeschouwer onder in een wereld vol pijn. De kunstenaar laat ons op een dwingende en onontkoombare manier kennis maken met de hel van zijn leven, het psychische leed dat hij al jarenlang ervaart. Net als zoveel andere outsiderkunstenaars zoekt hij in de kunst een uitlaatklep, een manier om zijn pijn uit te schreeuwen en eraan te ontsnappen. Zijn oeuvre is sterk en authentiek en weerspiegelt de ziel van de kunstenaar. Het is een symbolische weergave van zijn persoonlijke verhaal. Het afbeelden van hoofden en gezichten speelt een “vormende rol voor het ontstaan van de perceptie”. Of bezoekers nu gechoqueerd, ontroerd of ontsteld zijn door de boodschap die dit zelfportret uitdraagt, niemand blijft onverschillig bij het zien van dit zelfbeschouwende werk. »</text:p>
          </table:table-cell>
          <table:table-cell table:number-columns-repeated="1019"/>
        </table:table-row>
        <table:table-row table:style-name="ro17">
          <table:table-cell table:style-name="ce42" office:value-type="string" calcext:value-type="string">
            <text:p>Ignacio</text:p>
          </table:table-cell>
          <table:table-cell table:style-name="ce42" office:value-type="string" calcext:value-type="string">
            <text:p>CARLES-TOLRA </text:p>
          </table:table-cell>
          <table:table-cell table:style-name="ce25" office:value-type="string" calcext:value-type="string">
            <text:p>(Spanje, 1928-)</text:p>
          </table:table-cell>
          <table:table-cell table:style-name="ce48" office:value-type="string" calcext:value-type="string">
            <text:p>CARLES-TOLRA-Ignacio.jpg</text:p>
          </table:table-cell>
          <table:table-cell table:style-name="ce54" office:value-type="string" calcext:value-type="string">
            <text:p>Van Spaanse afkomst installeert Carles-Tolra zich op 30 jarig leeftijd in Zurich waar hij na ontdekking van de geschrifte van Dubuffet als autodidact begint te creëren. Onder impuls van de vader van Art Brut met wie hij een belangrijke briefwisseling aanvat, tekent hij vooral ‘s nachts, na zijn werk bij het Rode Kruis. Hij creëerde met de jaren een rijk persoonlijk bestiarium, waarin vogels, en andere complexe eigenaardige dieren die hij “bestioles” noemt. Ignacio Carles-Tolra werkt in series als gedreven door een onweerstaanbare impuls. “Het is de woede die mij motiveert, maar ik amuseer mij zeer veel.” Vertelt hij. “Ik teken om te genezen van de dagelijkse sleur.”</text:p>
          </table:table-cell>
          <table:table-cell table:number-columns-repeated="1019"/>
        </table:table-row>
        <table:table-row table:style-name="ro20">
          <table:table-cell table:style-name="ce42" office:value-type="string" calcext:value-type="string">
            <text:p>Georges</text:p>
          </table:table-cell>
          <table:table-cell table:style-name="ce42" office:value-type="string" calcext:value-type="string">
            <text:p>CAUCHY</text:p>
          </table:table-cell>
          <table:table-cell table:style-name="ce26" office:value-type="string" calcext:value-type="string">
            <text:p>(Frankrijk, 1963 -)</text:p>
          </table:table-cell>
          <table:table-cell table:style-name="ce49" office:value-type="string" calcext:value-type="string">
            <text:p>cauchy.JPG</text:p>
          </table:table-cell>
          <table:table-cell table:style-name="ce52" office:value-type="string" calcext:value-type="string">
            <text:p>Georges Cauchy is niet bepaald een meegaand karakter ; men zou hem gerust koppig en eigenzinnig kunnen noemen. Het is niet makkelijk om met hem te communiceren, maar zijn creative uitspattingen zijn werkelijk buitengewoon. Op die momenten buigen alle vormen zich naar zijn wil, waardoor ze heel geladen worden. Met stift creëert hij kleurvlakken vol licht en helderheid. Zijn werk is broos, want door het gebruik van de stiften vervagen de kleuren als ze worden blootgesteld aan zonlicht.</text:p>
          </table:table-cell>
          <table:table-cell table:number-columns-repeated="1019"/>
        </table:table-row>
        <table:table-row table:style-name="ro17">
          <table:table-cell table:style-name="ce42" office:value-type="string" calcext:value-type="string">
            <text:p>Klaus</text:p>
          </table:table-cell>
          <table:table-cell table:style-name="ce42" office:value-type="string" calcext:value-type="string">
            <text:p>COMPAGNIE</text:p>
          </table:table-cell>
          <table:table-cell table:style-name="ce26" office:value-type="string" calcext:value-type="string">
            <text:p>(België, 1972 -)</text:p>
          </table:table-cell>
          <table:table-cell table:style-name="ce49" office:value-type="string" calcext:value-type="string">
            <text:p>CompagnieKlaus.jpg</text:p>
          </table:table-cell>
          <table:table-cell table:style-name="ce54" office:value-type="string" calcext:value-type="string">
            <text:p>Klaus Compagnie was altijd al een praatvaar met een eigen commentaar op de dingen. Hij maakt anekdotische schilderijen, die deze commentaar perfect in beeld brengen. Klaus werkt enthousiast, nu en dan zelfs obsessioneel, aan de vertolking van zijn wereld. <text:s/>Zijn schilderijen geven blijk van zijn kennis en zijn onbegrensde fantasie. Met verf, houtskool of met een pyrogravure schetst hij rudimentaire figuren, die hij begeleidt met uitgesproken commentaren. Hij portretteert, schildert historische feiten of onderwijst met zijn anatomische kennis. Hij brengt verslag uit over het weer of de actualiteit met een persoonlijke invulling in het Nederlands, maar ook in het Spaans en Italiaans. Zijn werk is doorspekt van een fikse dosis humor, en hij gaat recht door zee. </text:p>
          </table:table-cell>
          <table:table-cell table:number-columns-repeated="1019"/>
        </table:table-row>
        <table:table-row table:style-name="ro19">
          <table:table-cell office:value-type="string" calcext:value-type="string">
            <text:p>Aloïse</text:p>
          </table:table-cell>
          <table:table-cell office:value-type="string" calcext:value-type="string">
            <text:p>CORBAZ </text:p>
          </table:table-cell>
          <table:table-cell table:style-name="ce18" office:value-type="string" calcext:value-type="string">
            <text:p>(Zwitserland, 1886-1964)</text:p>
          </table:table-cell>
          <table:table-cell office:value-type="string" calcext:value-type="string">
            <text:p>Aloise-Corbaz560.jpg</text:p>
          </table:table-cell>
          <table:table-cell table:style-name="ce55" office:value-type="string" calcext:value-type="string">
            <text:p>Na een teleurstelling in de liefde trok Aloïse op vijfentwintigjarige leeftijd naar Duitsland, waar zij als gouvernante ging werken aan het hof van keizer Willem II. In 1914, bij het aanvang van de eerste wereldoorlog, keert zij terug naar Zwitserland en vertoont zij gedragsproblemen. Haar familie besluit haar te laten opnemen in het hospitaal van Céry en vervolgens, van 1918 tot haar dood, in het asiel La Rosière van Gimel. Jacqueline Porret Forel, de arts die haar begeleidt en haar werken bestudeert, toont haar creaties aan Jean Dubuffet. De geïnterneerde Aloïse creëert verrassende werken volgens een heel eigen code. In haar tekeningen duiken veel persoonlijke herinneringen op: de weelde aan het hof van Willem II, het koningskoppel en allerlei theatrale elementen. Ze beeldt deze niet werkelijkheidsgetrouw af maar hevelt deze over naar een wereld die constant in beweging en heel afwisselend is.</text:p>
          </table:table-cell>
          <table:table-cell table:number-columns-repeated="1019"/>
        </table:table-row>
        <table:table-row table:style-name="ro15">
          <table:table-cell table:style-name="ce42" office:value-type="string" calcext:value-type="string">
            <text:p>Sylvain</text:p>
          </table:table-cell>
          <table:table-cell table:style-name="ce42" office:value-type="string" calcext:value-type="string">
            <text:p>COSIJNS</text:p>
          </table:table-cell>
          <table:table-cell table:style-name="ce26" office:value-type="string" calcext:value-type="string">
            <text:p>(België, 1932 -)</text:p>
          </table:table-cell>
          <table:table-cell table:style-name="ce48" office:value-type="string" calcext:value-type="string">
            <text:p>cosijns.jpg</text:p>
          </table:table-cell>
          <table:table-cell table:style-name="ce54" office:value-type="string" calcext:value-type="string">
            <text:p>Niemand kon vermoeden dat Sylvain Cosijns zo’n mooie artistieke toekomst tegemoet ging toen hij op 56-jarige leeftijd opgenomen werd in de instelling Mariaheem, die inmiddels omgedoopt werd tot De Bolster. Zijn eerste schilderij van een potplant, in het atelier van Jan Geldhof, trekt meteen de aandacht van de pas aangeworven animator. De kunstenaar heeft moeite met het stilleven, want zijn slecht zicht verplicht hem om telkens weer van zijn doek naar de plant te lopen. Maar van meet af aan zijn z’n trekken zowel trefzeker als fragiel. Zij getuigen reeds van die ambivalentie die de wereld van Sylvain Cosijns karakteriseert. Een wereld bewoond door talrijke figuren die de ene keer ademloos uitgelijnd worden, de andere keer in het luchtledige bewegen, soms in kleur. Een wereld die ruimtelijk gestructureerd wordt door een blad papier en tot leven gebracht wordt dankzij de visuele stimuli van picturale werken die Sylvain Cosijns inspireren, zonder dat hij deze evenwel gaat nabootsen. Men kan eindeloos fantaseren over de uitdrukkingen van zijn onbeweeglijke figuren. Maar wanneer hij zich overgeeft aan z’n werk is het telkens weer datzelfde personage in vooraanzicht, zonder leeftijd, zonder gezicht, dat terugkomt, keer na keer. </text:p>
          </table:table-cell>
          <table:table-cell table:number-columns-repeated="1019"/>
        </table:table-row>
        <table:table-row table:style-name="ro20">
          <table:table-cell office:value-type="string" calcext:value-type="string">
            <text:p>Georges </text:p>
          </table:table-cell>
          <table:table-cell table:style-name="ce47" office:value-type="string" calcext:value-type="string">
            <text:p>COUNASSE </text:p>
          </table:table-cell>
          <table:table-cell table:style-name="ce16" office:value-type="string" calcext:value-type="string">
            <text:p>(België, 1933-2005)</text:p>
          </table:table-cell>
          <table:table-cell office:value-type="string" calcext:value-type="string">
            <text:p>Georges-Counasse-27.jpg</text:p>
          </table:table-cell>
          <table:table-cell table:style-name="ce56" office:value-type="string" calcext:value-type="string">
            <text:p>De draaimolens van Georges Counasse, een gepensioneerde bakker, zijn gemonteerd op platendraaiers en roepen onvermijdelijk herinneringen aan onze kindertijd op. Met een vrolijke assemblage van onderdelen die her en der gesprokkeld werden (popjes die de molens bevolken, parels, kerstslingers, ...) herschept de kunstenaar de kermissfeer uit de jaren 1947-1950, toen hij jong was. Paardenmolen, groot rad, draaimolen, spiegelpaleis, botsautootjes bezorgen ons een heerlijk gevoel van nostalgische vreugde.</text:p>
          </table:table-cell>
          <table:table-cell table:number-columns-repeated="1019"/>
        </table:table-row>
        <table:table-row table:style-name="ro17">
          <table:table-cell office:value-type="string" calcext:value-type="string">
            <text:p>Antonio </text:p>
          </table:table-cell>
          <table:table-cell table:style-name="ce46" office:value-type="string" calcext:value-type="string">
            <text:p>DALLA VALLE </text:p>
          </table:table-cell>
          <table:table-cell table:style-name="ce28" office:value-type="string" calcext:value-type="string">
            <text:p>(Cles (Trente),Italië, 1939-)</text:p>
          </table:table-cell>
          <table:table-cell office:value-type="string" calcext:value-type="string">
            <text:p>dalla-valle-41.jpg</text:p>
          </table:table-cell>
          <table:table-cell table:style-name="ce57" office:value-type="string" calcext:value-type="string">
            <text:p>Antonio Dalla Valle heeft zijn creaties altijd bij zich, in een zak, wanneer hij in de psychiatrische instelling rondloopt. In de zak zitten schriften met zelfklevend papier eromheen, assemblages van viltstiften, kubussen in plexiglas waarin hij kleine volgekrabbelde papiertjes bewaart. Al die voorwerpen keren zich als revolutionaire barricades tegen de helse jachtigheid van het heden. Antonio Dalla Valle heeft voor zichzelf een geheimschrift bedacht waarin het intieme en het universele verenigd worden. Hij behoort tot dezelfde familie van kunstenaars als Artaud en Wölfli, kunstenaars voor wie het woord versmelt met het leven, kunstenaars die tegen een ruige en ongastvrije wereld reageren door hun eigen afwezigheid te organiseren.</text:p>
          </table:table-cell>
          <table:table-cell table:number-columns-repeated="1019"/>
        </table:table-row>
        <table:table-row table:style-name="ro19">
          <table:table-cell office:value-type="string" calcext:value-type="string">
            <text:p>Serge </text:p>
          </table:table-cell>
          <table:table-cell table:style-name="ce46" office:value-type="string" calcext:value-type="string">
            <text:p>DELAUNAY</text:p>
          </table:table-cell>
          <table:table-cell table:style-name="ce16" office:value-type="string" calcext:value-type="string">
            <text:p>(België, 1956 -)</text:p>
          </table:table-cell>
          <table:table-cell office:value-type="string" calcext:value-type="string">
            <text:p>Serge-Delaunay-294.jpg</text:p>
          </table:table-cell>
          <table:table-cell table:style-name="ce56" office:value-type="string" calcext:value-type="string">
            <text:p>Serge Delaunay komt in 1978 naar het Centre Reine Fabiola in Neufvilles. Hij bezoekt er vooral de teken- en boetseerateliers. Hij maakt tekeningen met dunne lijnen in viltstift of Röthring, waarin repetitieve onderwerpen (auto’s, robots, raketten,…) vergezeld worden van informatieve teksten over techniek of mechaniek, waarbij elk woord een vaandeldrager van de toekomst lijkt. Zijn odyssee door het onmetelijke luchtruim herinnert ons aan onze eigen nietigheid. Na een ontmoeting met astronaut Dirk Frimout merkte die laatste op: «wat hij schrijft is niet correct, maar het is waar, deze kunstenaar brengt feiten met elkaar in verband op een verrassende, poëtisch-wetenschappelijke manier.» Dankzij zijn creativiteit heeft Serge Delaunay zijn eigen Odyssee van de ruimte gecreëerd bij wijze van ersatz-bestaan.</text:p>
          </table:table-cell>
          <table:table-cell table:number-columns-repeated="1019"/>
        </table:table-row>
        <table:table-row table:style-name="ro19">
          <table:table-cell office:value-type="string" calcext:value-type="string">
            <text:p>Paul</text:p>
          </table:table-cell>
          <table:table-cell table:style-name="ce46" office:value-type="string" calcext:value-type="string">
            <text:p>DUHEM</text:p>
          </table:table-cell>
          <table:table-cell table:style-name="ce16" office:value-type="string" calcext:value-type="string">
            <text:p>(België, 1919-1999)</text:p>
          </table:table-cell>
          <table:table-cell office:value-type="string" calcext:value-type="string">
            <text:p>Duhem-1.jpg</text:p>
          </table:table-cell>
          <table:table-cell table:style-name="ce58" office:value-type="string" calcext:value-type="string">
            <text:p>Duhem is zeventig als hij begint te tekenen en te schilderen. Hij werkt steeds op dezelfde manier. Eerst verkleint hij het blad met een mes en dan tekent hij met een lat een kader rond zijn blad. In de linkerbovenhoek schrijft hij zijn naam, ook in een kadertje. Zo heeft hij dat lang geleden op school geleerd. Als hij met verf werkt, gebruikt hij geen palet, hij maakt de potjes leeg in sardienenblikjes. Daardoor hebben zijn schilderijen een beperkt aantal kleuren. Zijn penselen spoelt hij nooit uit. De verf mengt zich en als de potjes bijna leeg zijn, krijgen zijn werken een olijfbruine tint. Hoewel Duhem pas op late leeftijd begint te schilderen, laat hij een groot oeuvre na. De eindeloze herhaling van steeds dezelfde thema's geeft aan dit werk iets geheimzinnigs. Alsof er 'iets' is dat Duhem steeds opnieuw probeert te vatten, vast te leggen.</text:p>
          </table:table-cell>
          <table:table-cell table:number-columns-repeated="1019"/>
        </table:table-row>
        <table:table-row table:style-name="ro21">
          <table:table-cell table:style-name="ce42" office:value-type="string" calcext:value-type="string">
            <text:p>Johan</text:p>
          </table:table-cell>
          <table:table-cell table:style-name="ce42" office:value-type="string" calcext:value-type="string">
            <text:p>GEENENS</text:p>
          </table:table-cell>
          <table:table-cell table:style-name="ce29" office:value-type="string" calcext:value-type="string">
            <text:p>(België, 1970-)</text:p>
          </table:table-cell>
          <table:table-cell table:style-name="ce48" office:value-type="string" calcext:value-type="string">
            <text:p>geenens.jpg</text:p>
          </table:table-cell>
          <table:table-cell table:style-name="ce59" office:value-type="string" calcext:value-type="string">
            <text:p>Johan Geenens ontplooit zijn talent in de Kunstwerkplaats De Zandberg (Harelbeke) sinds 1992Naast zijn etsen en linosneden die sinds meer dan tien jaar gekend zijn, toont Johan Geenens zich ook aan het publiek via tekeningen en schilderijen die een ander aspect van zijn œuvre aan het licht brengen. Zijn ogenschijnlijk abstracte composities bevatten talrijke vorm- en kleurencombinaties die een specifiek onderzoek vereisen. De tekeningenreeks « Nog een kasteel » bestaat bijvoorbeeld uit een wirwar van lijnen die wanneer men ze aandachtig onderzoekt overgaan in kleine, duidelijk afgelijnde ruimtes, in gevlochten plaatsen die een rol spelen in die subtiele mozaïek van kleuren en vormen en soms afgewisseld worden met grotere ruimten waarin de trekken vrijer en minder systematisch zijn. Dat contrast van stijlen en densiteit nodigt de toeschouwer uit om rekening te houden met elk afzonderlijk element van dat geheel, en de specifieke eigenheid daarvan te beschouwen.</text:p>
          </table:table-cell>
          <table:table-cell table:number-columns-repeated="1019"/>
        </table:table-row>
        <table:table-row table:style-name="ro20">
          <table:table-cell office:value-type="string" calcext:value-type="string">
            <text:p>Juanma </text:p>
          </table:table-cell>
          <table:table-cell table:style-name="ce46" office:value-type="string" calcext:value-type="string">
            <text:p>GONZALEZ</text:p>
          </table:table-cell>
          <table:table-cell table:style-name="ce16" office:value-type="string" calcext:value-type="string">
            <text:p>(Spain, 1945 – België, 2007)</text:p>
          </table:table-cell>
          <table:table-cell office:value-type="string" calcext:value-type="string">
            <text:p>Gonzalez.jpg</text:p>
          </table:table-cell>
          <table:table-cell table:style-name="ce56" office:value-type="string" calcext:value-type="string">
            <text:p>Juanma was taxichauffeur en werd schoenmaker. “Een schoen open maken verschaft me veel plezier, de structuur ervan ontdekken, de materialen herkennen, van de geraffineerdste tot de meest ordinaire, handwerk of machinewerk. <text:s/>Het doet me een beetje denken aan het openmaken van een motor, maar dan minder vuil.» Door een tv-uitzending krijgt hij zin om te schilderen. Hij schildert een landschapje dat onder de voeten wordt gelopen. Het werk van Juanma wordt niet vergeten, maar verdwijnt vanzelf.</text:p>
          </table:table-cell>
          <table:table-cell table:number-columns-repeated="1019"/>
        </table:table-row>
        <table:table-row table:style-name="ro17">
          <table:table-cell table:style-name="ce43" office:value-type="string" calcext:value-type="string">
            <text:p>Martha</text:p>
          </table:table-cell>
          <table:table-cell table:style-name="ce46" office:value-type="string" calcext:value-type="string">
            <text:p>GRÜNENWALDT </text:p>
          </table:table-cell>
          <table:table-cell table:style-name="ce16" office:value-type="string" calcext:value-type="string">
            <text:p>(België, 1910 – 2008)</text:p>
          </table:table-cell>
          <table:table-cell office:value-type="string" calcext:value-type="string">
            <text:p>Grunenwaldtweb.jpeg</text:p>
          </table:table-cell>
          <table:table-cell table:style-name="ce46" office:value-type="string" calcext:value-type="string">
            <text:p>Van Spaanse afkomst installeert Carles-Tolra zich op 30 jarig leeftijd in Zurich waar hij na ontdekking van de geschrifte van Dubuffet als autodidact begint te creëren. Onder impuls van de vader van Art Brut met wie hij een belangrijke briefwisseling aanvat, tekent hij vooral ‘s nachts, na zijn werk bij het Rode Kruis. Hij creëerde met de jaren een rijk persoonlijk bestiarium, waarin vogels, en andere complexe eigenaardige dieren die hij “bestioles” noemt. Ignacio Carles-Tolra werkt in series als gedreven door een onweerstaanbare impuls. “Het is de woede die mij motiveert, maar ik amuseer mij zeer veel.” Vertelt hij. “Ik teken om te genezen van de dagelijkse sleur.”</text:p>
          </table:table-cell>
          <table:table-cell table:number-columns-repeated="1019"/>
        </table:table-row>
        <table:table-row table:style-name="ro19">
          <table:table-cell table:style-name="ce44"/>
          <table:table-cell table:style-name="ce42" office:value-type="string" calcext:value-type="string">
            <text:p>JAKLINE</text:p>
          </table:table-cell>
          <table:table-cell table:style-name="ce30" office:value-type="string" calcext:value-type="string">
            <text:p>(België, 1956-)</text:p>
          </table:table-cell>
          <table:table-cell table:style-name="ce48" office:value-type="string" calcext:value-type="string">
            <text:p>Jacquelineok.jpg</text:p>
          </table:table-cell>
          <table:table-cell table:style-name="ce60" office:value-type="string" calcext:value-type="string">
            <text:p>Jakline geeft niet graag commentaar bij haar werk. Haar werken spreken voor zichzelf. Jakline maakt werken van kant; kant die prikt, roest en tetanus bezorgt. Een werk dat doorsneden wordt door leegte en volheid. Leegte als een verlaten gebied dat overgeleverd is aan de projectie van onze angsten. Ruimte in haar kathedralen van ijzer en nikkel, die de echo weerkaatsen van de revoltes die zij in stilte uitschreeuwt. Jakline komt in opstand tegen een onrechtvaardige, ongelijke maatschappij, tegen een systeem dat iedereen opsluit in zichzelf. En dankzij de valstrikken die zij bouwt is het de onzichtbare vijand die in de kooi belandt. Door hem te structureren kan ze hem beter het hoofd bieden, sterk en met rechte rug, zoals de ijzeren maagden die zij tot leven brengt met kleine stukjes chaos.</text:p>
          </table:table-cell>
          <table:table-cell table:number-columns-repeated="1019"/>
        </table:table-row>
        <table:table-row table:style-name="ro19">
          <table:table-cell office:value-type="string" calcext:value-type="string">
            <text:p>André </text:p>
          </table:table-cell>
          <table:table-cell table:style-name="ce46" office:value-type="string" calcext:value-type="string">
            <text:p>ROBILLARD </text:p>
          </table:table-cell>
          <table:table-cell table:style-name="ce16" office:value-type="string" calcext:value-type="string">
            <text:p>(Frankrijk, 1931-)</text:p>
          </table:table-cell>
          <table:table-cell office:value-type="string" calcext:value-type="string">
            <text:p>Robillard-10B.jpg</text:p>
          </table:table-cell>
          <table:table-cell table:style-name="ce61" office:value-type="string" calcext:value-type="string">
            <text:p>Voor deze knutselaar in hart en nieren is de creatie een uitweg, het uitgelezen middel om zijn kwellingen te overstijgen. Zijn geweren zijn gemaakt van wegwerpmaterialen zoals conservenblikken, gebruikte lampen, stukken hout, plastic buizen en metalen staven. Hij bindt ze samen met kleefband en ijzeren draad. <text:s/>De creaties van Robillard werken niet en maken het referentievoorwerp bijna belachelijk. Zij zouden een magische kracht hebben, namelijk om « de miserie te doden » of nog om « het leven te veranderen” zoals hun maker het zelf zegt. “Kunstdingen” zoals hij ze noemt, die een brug slaan tussen hem en de ander, hem uit zijn isolement halen. Vermits André Robillard ons een hele wereld voorstelt en niet aarzelt om een monoloog in marsiaans te voeren, of een muziekstuk te improviseren door met zijn met hulzen bedekte vingers op een metalen doos te trommelen</text:p>
          </table:table-cell>
          <table:table-cell table:number-columns-repeated="1019"/>
        </table:table-row>
        <table:table-row table:style-name="ro20">
          <table:table-cell office:value-type="string" calcext:value-type="string">
            <text:p>Jacques </text:p>
          </table:table-cell>
          <table:table-cell office:value-type="string" calcext:value-type="string">
            <text:p>TROVIC </text:p>
          </table:table-cell>
          <table:table-cell table:style-name="ce16" office:value-type="string" calcext:value-type="string">
            <text:p>(Frankrijk, 1948- )</text:p>
          </table:table-cell>
          <table:table-cell office:value-type="string" calcext:value-type="string">
            <text:p>Trovic1149.jpg</text:p>
          </table:table-cell>
          <table:table-cell table:style-name="ce62" office:value-type="string" calcext:value-type="string">
            <text:p>Al op zeer jonge leeftijd leert hij naaien en breien bij zijn moeder en zus. Hij creëert zijn eerste tapijt in 1964, in een klein mijnwerkershuisje aan de rand van Valenciennes, waar hij nog steeds met zijn zus woont. Hij realiseert op de keukentafel tapijten met monumentale dimensies. De thema’s die hij breit zijn geïnspireerd op de volkstraditie, de mijnen, de straatbeelden, feesten, carnavals… Op basis van jute, weeft Jacques Trovic, met behulp van stof gekocht op de markt van Anzin, wol van alle kleuren, schilfertjes, parels, kant, patchwork. Hij creëert werken waar een grote poëtische kracht en gevoeligheid uit spreken.</text:p>
          </table:table-cell>
          <table:table-cell table:number-columns-repeated="1019"/>
        </table:table-row>
        <table:table-row table:style-name="ro9" table:number-rows-repeated="1048554">
          <table:table-cell table:number-columns-repeated="1024"/>
        </table:table-row>
        <table:table-row table:style-name="ro9">
          <table:table-cell table:number-columns-repeated="1024"/>
        </table:table-row>
      </table:table>
      <table:table table:name="Textes intro la collection et présentation FR EN EL" table:style-name="ta1">
        <table:table-column table:style-name="co9" table:default-cell-style-name="Default"/>
        <table:table-row table:style-name="ro9">
          <table:table-cell office:value-type="string" calcext:value-type="string">
            <text:p>FR</text:p>
          </table:table-cell>
        </table:table-row>
        <table:table-row table:style-name="ro9">
          <table:table-cell office:value-type="string" calcext:value-type="string">
            <text:p>LA COLLECTION </text:p>
          </table:table-cell>
        </table:table-row>
        <table:table-row table:style-name="ro9">
          <table:table-cell office:value-type="string" calcext:value-type="string">
            <text:p>La collection du art et marges musée, c’est plus de 3500 œuvres et près de 200 artistes de toutes nationalités. Voici un aperçu de la collection. Cette section sera régulièrement complétée.</text:p>
          </table:table-cell>
        </table:table-row>
        <table:table-row table:style-name="ro9">
          <table:table-cell/>
        </table:table-row>
        <table:table-row table:style-name="ro9">
          <table:table-cell office:value-type="string" calcext:value-type="string">
            <text:p>EN</text:p>
          </table:table-cell>
        </table:table-row>
        <table:table-row table:style-name="ro9">
          <table:table-cell office:value-type="string" calcext:value-type="string">
            <text:p>COLLECTION</text:p>
          </table:table-cell>
        </table:table-row>
        <table:table-row table:style-name="ro9">
          <table:table-cell office:value-type="string" calcext:value-type="string">
            <text:p>The collection of Art et marges museum contains more than 3500 artworks from nearly 200 artists of all nationalities. Here is an overview of the collection. This section will be regularly updated.</text:p>
          </table:table-cell>
        </table:table-row>
        <table:table-row table:style-name="ro9">
          <table:table-cell/>
        </table:table-row>
        <table:table-row table:style-name="ro9">
          <table:table-cell office:value-type="string" calcext:value-type="string">
            <text:p>NL</text:p>
          </table:table-cell>
        </table:table-row>
        <table:table-row table:style-name="ro9">
          <table:table-cell office:value-type="string" calcext:value-type="string">
            <text:p>COLLECTIE</text:p>
          </table:table-cell>
        </table:table-row>
        <table:table-row table:style-name="ro22">
          <table:table-cell table:style-name="ce63" office:value-type="string" calcext:value-type="string">
            <text:p>De collectie van het art et marges museum bevat meer dan 3.500 werken en bijna 200 kunstenaars van alle nationaliteiten. Hier vindt u een overzicht van de collectie. Deze sectie zal regelmatig worden bijgewerkt.</text:p>
          </table:table-cell>
        </table:table-row>
        <table:table-row table:style-name="ro9" table:number-rows-repeated="2">
          <table:table-cell/>
        </table:table-row>
        <table:table-row table:style-name="ro9">
          <table:table-cell office:value-type="string" calcext:value-type="string">
            <text:p>FR</text:p>
          </table:table-cell>
        </table:table-row>
        <table:table-row table:style-name="ro9">
          <table:table-cell office:value-type="string" calcext:value-type="string">
            <text:p>PRÉSENTATION</text:p>
          </table:table-cell>
        </table:table-row>
        <table:table-row table:style-name="ro9">
          <table:table-cell office:value-type="string" calcext:value-type="string">
            <text:p>Situé au cœur de Bruxelles, le art et marges musée, musée d’art outsider, questionne l’art et ses frontières. Sa collection s’est constituée dès le milieu des années 80 auprès d’artistes autodidactes, d’ateliers artistiques pour personnes porteuses d’un handicap mental ou en milieu psychiatrique. Elle se compose aujourd’hui de plus de 3500 œuvres internationales produites en dehors des sentiers fréquentés de l’art. Ses expositions temporaires, au rythme de trois par an, mêlent artistes de part et d’autre de la marge, questionnant les frontières de l’art et sa définition-même.</text:p>
          </table:table-cell>
        </table:table-row>
        <table:table-row table:style-name="ro9">
          <table:table-cell/>
        </table:table-row>
        <table:table-row table:style-name="ro9">
          <table:table-cell office:value-type="string" calcext:value-type="string">
            <text:p>EN</text:p>
          </table:table-cell>
        </table:table-row>
        <table:table-row table:style-name="ro9">
          <table:table-cell office:value-type="string" calcext:value-type="string">
            <text:p>PRESENTATION</text:p>
          </table:table-cell>
        </table:table-row>
        <table:table-row table:style-name="ro9">
          <table:table-cell office:value-type="string" calcext:value-type="string">
            <text:p>Located in the heart of Brussels, the art et marges museum, museum of outsider art, questions art and its borders. The museum’s collection was created in the mid-1980s by self-taught artists, artistic workshops for people with mental disabilities or in psychiatric settings. Nowadays it is composed of more than 3500 international artworks produced outside the frequented trails of art. The temporary exhibitions, at the rate of three a year, mix artists on both sides of the margin, questioning the boundaries of art and its definition.</text:p>
          </table:table-cell>
        </table:table-row>
        <table:table-row table:style-name="ro9">
          <table:table-cell/>
        </table:table-row>
        <table:table-row table:style-name="ro9">
          <table:table-cell office:value-type="string" calcext:value-type="string">
            <text:p>NL</text:p>
          </table:table-cell>
        </table:table-row>
        <table:table-row table:style-name="ro9">
          <table:table-cell office:value-type="string" calcext:value-type="string">
            <text:p>KENNISMAKING</text:p>
          </table:table-cell>
        </table:table-row>
        <table:table-row table:style-name="ro20">
          <table:table-cell office:value-type="string" calcext:value-type="string">
            <text:p>Het art &amp; marges museum bvindt zich in het hartje van Brussel. Het is een museum voor outsiderkunst dat de kunst en haar grenzen in vraag stelt.</text:p>
            <text:p>De verzameling werd begonnen in het midden van de tachtiger jaren, met werken van autodidactische kunstenaars en personen met een mentale handicap of die opgenomen zijn in een psychiatrische instelling, en die deelnemen aan kunstateliers. Vandaag omvat zij meer dan 3500 internationale werken die stuk voor stuk tot stand kwamen in de marge van de kunstwereld.</text:p>
            <text:p>Drie keer per jaar worden er tijdelijke tentoonstellingen georganiseerd met kunstenaars binnen en buiten de marge, die de grenzen van de kunst aftasten en de definitie van kunst in vraag stellen. </text:p>
            <text:p/>
          </table:table-cell>
        </table:table-row>
      </table:table>
      <table:named-expressions/>
      <table:database-ranges>
        <table:database-range table:name="__Anonymous_Sheet_DB__0" table:target-range-address="'collection-fr'.A2:'collection-fr'.E39">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Helvetica Neue1" svg:font-family="'Helvetica Neue'"/>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0106" number:language="fr" number:country="BE">
      <number:number number:decimal-places="2" number:min-integer-digits="1" number:grouping="true"/>
      <number:text> </number:text>
      <number:currency-symbol number:language="fr" number:country="BE">€</number:currency-symbol>
    </number:currency-style>
    <number:currency-style style:name="N10107P0" style:volatile="true" number:language="fr" number:country="BE">
      <number:number number:decimal-places="2" number:min-integer-digits="1" number:grouping="true"/>
      <number:text> </number:text>
      <number:currency-symbol number:language="fr" number:country="BE">€</number:currency-symbol>
    </number:currency-style>
    <number:currency-style style:name="N10107" number:language="fr" number:country="BE">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107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0">00/00/0000</text:date>, <text:time style:data-style-name="N2" text:time-value="11:45:50.7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47:05.347740000</meta:creation-date>
    <dc:date>2017-08-30T17:17:56.937000000</dc:date>
    <meta:editing-duration>PT6H9M13S</meta:editing-duration>
    <meta:editing-cycles>26</meta:editing-cycles>
    <meta:generator>LibreOffice/4.2.4.2$Windows_x86 LibreOffice_project/63150712c6d317d27ce2db16eb94c2f3d7b699f8</meta:generator>
    <meta:document-statistic meta:table-count="4" meta:cell-count="330" meta:object-count="0"/>
  </office:meta>
</office:document-meta>
</file>